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officeooo:rsid="0021bcf0" officeooo:paragraph-rsid="0021bcf0" style:font-size-asian="7pt" style:font-size-complex="7pt"/>
    </style:style>
    <style:style style:name="P3" style:family="paragraph" style:parent-style-name="Standard">
      <style:text-properties style:font-name="DejaVu Sans Mono" fo:font-size="7pt" officeooo:rsid="0021bcf0" officeooo:paragraph-rsid="0021bcf0" style:font-size-asian="7pt" style:font-size-complex="7pt"/>
    </style:style>
    <style:style style:name="T1" style:family="text">
      <style:text-properties officeooo:rsid="0021bc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nuary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211 1.56</text:p>
      <text:p text:style-name="P2">0804 4.65</text:p>
      <text:p text:style-name="P2">1445 1.52</text:p>
      <text:p text:style-name="P2">2038 4.70</text:p>
      <text:p text:style-name="P2"/>
      <text:p text:style-name="P2">2 - TU</text:p>
      <text:p text:style-name="P2">0318 1.46</text:p>
      <text:p text:style-name="P2">0912 4.78</text:p>
      <text:p text:style-name="P2">1550 1.37</text:p>
      <text:p text:style-name="P2">2145 4.87</text:p>
      <text:p text:style-name="P2"/>
      <text:p text:style-name="P2">3 - W</text:p>
      <text:p text:style-name="P2">0421 1.27</text:p>
      <text:p text:style-name="P2">1016 4.98</text:p>
      <text:p text:style-name="P2">1650 1.16</text:p>
      <text:p text:style-name="P2">2246 5.11</text:p>
      <text:p text:style-name="P2"/>
      <text:p text:style-name="P2">4 - TH</text:p>
      <text:p text:style-name="P2">0518 1.04</text:p>
      <text:p text:style-name="P2">1115 5.24</text:p>
      <text:p text:style-name="P2">1745 0.92</text:p>
      <text:p text:style-name="P2">2343 5.36</text:p>
      <text:p text:style-name="P2"/>
      <text:p text:style-name="P2">5 - F</text:p>
      <text:p text:style-name="P2">0611 0.81</text:p>
      <text:p text:style-name="P2">1210 5.49</text:p>
      <text:p text:style-name="P2">1836 0.71</text:p>
      <text:p text:style-name="P2"/>
      <text:p text:style-name="P2"/>
      <text:p text:style-name="P2">6 - SA</text:p>
      <text:p text:style-name="P2">0036 5.60</text:p>
      <text:p text:style-name="P2">0700 0.62</text:p>
      <text:p text:style-name="P2">1301 5.69</text:p>
      <text:p text:style-name="P2">1923 0.55</text:p>
      <text:p text:style-name="P2"/>
      <text:p text:style-name="P2">7 - SU</text:p>
      <text:p text:style-name="P2">0126 5.77</text:p>
      <text:p text:style-name="P2">0746 0.49</text:p>
      <text:p text:style-name="P2">1351 5.82</text:p>
      <text:p text:style-name="P2">2009 0.46</text:p>
      <text:p text:style-name="P2"/>
      <text:p text:style-name="P2">8 - M</text:p>
      <text:p text:style-name="P2">0215 5.86</text:p>
      <text:p text:style-name="P2">0831 0.45</text:p>
      <text:p text:style-name="P2">1440 5.86</text:p>
      <text:p text:style-name="P2">2054 0.46</text:p>
      <text:p text:style-name="P2"/>
      <text:p text:style-name="P2">9 - TU</text:p>
      <text:p text:style-name="P2">0304 5.84</text:p>
      <text:p text:style-name="P2">0916 0.50</text:p>
      <text:p text:style-name="P2">1528 5.80</text:p>
      <text:p text:style-name="P2">2138 0.55</text:p>
      <text:p text:style-name="P2"/>
      <text:p text:style-name="P2">10 - W</text:p>
      <text:p text:style-name="P2">0352 5.73</text:p>
      <text:p text:style-name="P2">1000 0.62</text:p>
      <text:p text:style-name="P2">1617 5.64</text:p>
      <text:p text:style-name="P2">2223 0.71</text:p>
      <text:p text:style-name="P2"/>
      <text:p text:style-name="P2">11 - TH</text:p>
      <text:p text:style-name="P2">0442 5.54</text:p>
      <text:p text:style-name="P2">1046 0.82</text:p>
      <text:p text:style-name="P2">1708 5.41</text:p>
      <text:p text:style-name="P2">2309 0.93</text:p>
      <text:p text:style-name="P2"/>
      <text:p text:style-name="P2">12 - F</text:p>
      <text:p text:style-name="P2">0534 5.28</text:p>
      <text:p text:style-name="P2">1134 1.06</text:p>
      <text:p text:style-name="P2">1801 5.14</text:p>
      <text:p text:style-name="P2">2359 1.19</text:p>
      <text:p text:style-name="P2"/>
      <text:p text:style-name="P2">13 - SA</text:p>
      <text:p text:style-name="P2">0629 5.00</text:p>
      <text:p text:style-name="P2">1226 1.32</text:p>
      <text:p text:style-name="P2">1858 4.86</text:p>
      <text:p text:style-name="P2"/>
      <text:p text:style-name="P2"/>
      <text:p text:style-name="P2">14 - SU</text:p>
      <text:p text:style-name="P2">0054 1.44</text:p>
      <text:p text:style-name="P2">0729 4.73</text:p>
      <text:p text:style-name="P2">1323 1.56</text:p>
      <text:p text:style-name="P2">2001 4.62</text:p>
      <text:p text:style-name="P2"/>
      <text:p text:style-name="P2">15 - M</text:p>
      <text:p text:style-name="P2">0154 1.65</text:p>
      <text:p text:style-name="P2">0834 4.54</text:p>
      <text:p text:style-name="P2">1426 1.73</text:p>
      <text:p text:style-name="P2">2108 4.48</text:p>
      <text:p text:style-name="P2"/>
      <text:p text:style-name="P2">16 - TU</text:p>
      <text:p text:style-name="P2">0259 1.78</text:p>
      <text:p text:style-name="P2">0941 4.44</text:p>
      <text:p text:style-name="P2">1532 1.80</text:p>
      <text:p text:style-name="P2">2214 4.43</text:p>
      <text:p text:style-name="P2"/>
      <text:p text:style-name="P2">17 - W</text:p>
      <text:p text:style-name="P2">0404 1.80</text:p>
      <text:p text:style-name="P2">1045 4.44</text:p>
      <text:p text:style-name="P2">1635 1.78</text:p>
      <text:p text:style-name="P2">2314 4.47</text:p>
      <text:p text:style-name="P2"/>
      <text:p text:style-name="P2">18 - TH</text:p>
      <text:p text:style-name="P2">0503 1.74</text:p>
      <text:p text:style-name="P2">1141 4.51</text:p>
      <text:p text:style-name="P2">1729 1.68</text:p>
      <text:p text:style-name="P2"/>
      <text:p text:style-name="P2"/>
      <text:p text:style-name="P2">19 - F</text:p>
      <text:p text:style-name="P2">0006 4.55</text:p>
      <text:p text:style-name="P2">0553 1.61</text:p>
      <text:p text:style-name="P2">1229 4.59</text:p>
      <text:p text:style-name="P2">1816 1.54</text:p>
      <text:p text:style-name="P2"/>
      <text:p text:style-name="P2">20 - SA</text:p>
      <text:p text:style-name="P2">0050 4.64</text:p>
      <text:p text:style-name="P2">0637 1.47</text:p>
      <text:p text:style-name="P2">1309 4.68</text:p>
      <text:p text:style-name="P2">1858 1.39</text:p>
      <text:p text:style-name="P2"/>
      <text:p text:style-name="P2">21 - SU</text:p>
      <text:p text:style-name="P2">0126 4.72</text:p>
      <text:p text:style-name="P2">0717 1.31</text:p>
      <text:p text:style-name="P2">1342 4.77</text:p>
      <text:p text:style-name="P2">1937 1.24</text:p>
      <text:p text:style-name="P2"/>
      <text:p text:style-name="P2">22 - M</text:p>
      <text:p text:style-name="P2">0156 4.82</text:p>
      <text:p text:style-name="P2">0756 1.17</text:p>
      <text:p text:style-name="P2">1410 4.87</text:p>
      <text:p text:style-name="P2">2015 1.11</text:p>
      <text:p text:style-name="P2"/>
      <text:p text:style-name="P2">23 - TU</text:p>
      <text:p text:style-name="P2">0224 4.92</text:p>
      <text:p text:style-name="P2">0834 1.05</text:p>
      <text:p text:style-name="P2">1438 4.98</text:p>
      <text:p text:style-name="P2">2052 1.01</text:p>
      <text:p text:style-name="P2"/>
      <text:p text:style-name="P2">24 - W</text:p>
      <text:p text:style-name="P2">0252 5.03</text:p>
      <text:p text:style-name="P2">0911 0.97</text:p>
      <text:p text:style-name="P2">1508 5.09</text:p>
      <text:p text:style-name="P2">2130 0.95</text:p>
      <text:p text:style-name="P2"/>
      <text:p text:style-name="P2">25 - TH</text:p>
      <text:p text:style-name="P2">0325 5.13</text:p>
      <text:p text:style-name="P2">0949 0.94</text:p>
      <text:p text:style-name="P2">1543 5.17</text:p>
      <text:p text:style-name="P2">2209 0.95</text:p>
      <text:p text:style-name="P2"/>
      <text:p text:style-name="P2">26 - F</text:p>
      <text:p text:style-name="P2">0402 5.19</text:p>
      <text:p text:style-name="P2">1029 0.97</text:p>
      <text:p text:style-name="P2">1622 5.19</text:p>
      <text:p text:style-name="P2">2250 1.00</text:p>
      <text:p text:style-name="P2"/>
      <text:p text:style-name="P2">27 - SA</text:p>
      <text:p text:style-name="P2">0444 5.18</text:p>
      <text:p text:style-name="P2">1112 1.05</text:p>
      <text:p text:style-name="P2">1707 5.15</text:p>
      <text:p text:style-name="P2">2335 1.11</text:p>
      <text:p text:style-name="P2"/>
      <text:p text:style-name="P2">28 - SU</text:p>
      <text:p text:style-name="P2">0531 5.11</text:p>
      <text:p text:style-name="P2">1159 1.18</text:p>
      <text:p text:style-name="P2">1757 5.05</text:p>
      <text:p text:style-name="P2"/>
      <text:p text:style-name="P2"/>
      <text:p text:style-name="P2">29 - M</text:p>
      <text:p text:style-name="P2">0025 1.25</text:p>
      <text:p text:style-name="P2">0624 4.98</text:p>
      <text:p text:style-name="P2">1253 1.33</text:p>
      <text:p text:style-name="P2">1854 4.92</text:p>
      <text:p text:style-name="P2"/>
      <text:p text:style-name="P2">30 - TU</text:p>
      <text:p text:style-name="P2">0124 1.39</text:p>
      <text:p text:style-name="P2">0725 4.86</text:p>
      <text:p text:style-name="P2">1357 1.45</text:p>
      <text:p text:style-name="P2">1959 4.81</text:p>
      <text:p text:style-name="P2"/>
      <text:p text:style-name="P2">31 - W</text:p>
      <text:p text:style-name="P2">0233 1.47</text:p>
      <text:p text:style-name="P2">0834 4.79</text:p>
      <text:p text:style-name="P2">1510 1.47</text:p>
      <text:p text:style-name="P2">2110 4.80</text:p>
      <text:p text:style-name="P2"/>
      <text:p text:style-name="P2">February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347 1.43</text:p>
      <text:p text:style-name="P2">0946 4.85</text:p>
      <text:p text:style-name="P2">1622 1.36</text:p>
      <text:p text:style-name="P2">2222 4.93</text:p>
      <text:p text:style-name="P2"/>
      <text:p text:style-name="P2">2 - F</text:p>
      <text:p text:style-name="P2">0456 1.26</text:p>
      <text:p text:style-name="P2">1056 5.04</text:p>
      <text:p text:style-name="P2">1728 1.14</text:p>
      <text:p text:style-name="P2">2327 5.17</text:p>
      <text:p text:style-name="P2"/>
      <text:p text:style-name="P2">3 - SA</text:p>
      <text:p text:style-name="P2">0558 1.01</text:p>
      <text:p text:style-name="P2">1158 5.30</text:p>
      <text:p text:style-name="P2">1825 0.88</text:p>
      <text:p text:style-name="P2"/>
      <text:p text:style-name="P2"/>
      <text:p text:style-name="P2">4 - SU</text:p>
      <text:p text:style-name="P2">0026 5.44</text:p>
      <text:p text:style-name="P2">0651 0.76</text:p>
      <text:p text:style-name="P2">1253 5.58</text:p>
      <text:p text:style-name="P2">1916 0.64</text:p>
      <text:p text:style-name="P2"/>
      <text:p text:style-name="P2">5 - M</text:p>
      <text:p text:style-name="P2">0119 5.70</text:p>
      <text:p text:style-name="P2">0739 0.55</text:p>
      <text:p text:style-name="P2">1343 5.79</text:p>
      <text:p text:style-name="P2">2001 0.47</text:p>
      <text:p text:style-name="P2"/>
      <text:p text:style-name="P2">6 - TU</text:p>
      <text:p text:style-name="P2">0207 5.87</text:p>
      <text:p text:style-name="P2">0823 0.42</text:p>
      <text:p text:style-name="P2">1431 5.92</text:p>
      <text:p text:style-name="P2">2044 0.39</text:p>
      <text:p text:style-name="P2"/>
      <text:p text:style-name="P2">7 - W</text:p>
      <text:p text:style-name="P2">0254 5.93</text:p>
      <text:p text:style-name="P2">0904 0.39</text:p>
      <text:p text:style-name="P2">1516 5.92</text:p>
      <text:p text:style-name="P2">2124 0.41</text:p>
      <text:p text:style-name="P2"/>
      <text:p text:style-name="P2">8 - TH</text:p>
      <text:p text:style-name="P2">0339 5.87</text:p>
      <text:p text:style-name="P2">0944 0.46</text:p>
      <text:p text:style-name="P2">1601 5.80</text:p>
      <text:p text:style-name="P2">2203 0.54</text:p>
      <text:p text:style-name="P2"/>
      <text:p text:style-name="P2">9 - F</text:p>
      <text:p text:style-name="P2">0423 5.69</text:p>
      <text:p text:style-name="P2">1023 0.64</text:p>
      <text:p text:style-name="P2">1645 5.56</text:p>
      <text:p text:style-name="P2">2243 0.76</text:p>
      <text:p text:style-name="P2"/>
      <text:p text:style-name="P2">10 - SA</text:p>
      <text:p text:style-name="P2">0508 5.41</text:p>
      <text:p text:style-name="P2">1103 0.89</text:p>
      <text:p text:style-name="P2">1730 5.24</text:p>
      <text:p text:style-name="P2">2324 1.05</text:p>
      <text:p text:style-name="P2"/>
      <text:p text:style-name="P2">11 - SU</text:p>
      <text:p text:style-name="P2">0554 5.05</text:p>
      <text:p text:style-name="P2">1146 1.21</text:p>
      <text:p text:style-name="P2">1818 4.86</text:p>
      <text:p text:style-name="P2"/>
      <text:p text:style-name="P2"/>
      <text:p text:style-name="P2">12 - M</text:p>
      <text:p text:style-name="P2">0009 1.38</text:p>
      <text:p text:style-name="P2">0644 4.67</text:p>
      <text:p text:style-name="P2">1233 1.54</text:p>
      <text:p text:style-name="P2">1911 4.49</text:p>
      <text:p text:style-name="P2"/>
      <text:p text:style-name="P2">13 - TU</text:p>
      <text:p text:style-name="P2">0100 1.71</text:p>
      <text:p text:style-name="P2">0742 4.33</text:p>
      <text:p text:style-name="P2">1329 1.85</text:p>
      <text:p text:style-name="P2">2016 4.19</text:p>
      <text:p text:style-name="P2"/>
      <text:p text:style-name="P2">14 - W</text:p>
      <text:p text:style-name="P2">0201 1.98</text:p>
      <text:p text:style-name="P2">0854 4.09</text:p>
      <text:p text:style-name="P2">1436 2.07</text:p>
      <text:p text:style-name="P2">2134 4.03</text:p>
      <text:p text:style-name="P2"/>
      <text:p text:style-name="P2">15 - TH</text:p>
      <text:p text:style-name="P2">0314 2.12</text:p>
      <text:p text:style-name="P2">1013 4.02</text:p>
      <text:p text:style-name="P2">1553 2.13</text:p>
      <text:p text:style-name="P2">2250 4.05</text:p>
      <text:p text:style-name="P2"/>
      <text:p text:style-name="P2">16 - F</text:p>
      <text:p text:style-name="P2">0429 2.09</text:p>
      <text:p text:style-name="P2">1122 4.12</text:p>
      <text:p text:style-name="P2">1702 2.01</text:p>
      <text:p text:style-name="P2">2350 4.20</text:p>
      <text:p text:style-name="P2"/>
      <text:p text:style-name="P2">17 - SA</text:p>
      <text:p text:style-name="P2">0531 1.90</text:p>
      <text:p text:style-name="P2">1214 4.30</text:p>
      <text:p text:style-name="P2">1757 1.78</text:p>
      <text:p text:style-name="P2"/>
      <text:p text:style-name="P2"/>
      <text:p text:style-name="P2">18 - SU</text:p>
      <text:p text:style-name="P2">0035 4.40</text:p>
      <text:p text:style-name="P2">0620 1.65</text:p>
      <text:p text:style-name="P2">1253 4.51</text:p>
      <text:p text:style-name="P2">1841 1.51</text:p>
      <text:p text:style-name="P2"/>
      <text:p text:style-name="P2">19 - M</text:p>
      <text:p text:style-name="P2">0109 4.62</text:p>
      <text:p text:style-name="P2">0701 1.37</text:p>
      <text:p text:style-name="P2">1323 4.73</text:p>
      <text:p text:style-name="P2">1920 1.23</text:p>
      <text:p text:style-name="P2"/>
      <text:p text:style-name="P2">20 - TU</text:p>
      <text:p text:style-name="P2">0137 4.85</text:p>
      <text:p text:style-name="P2">0739 1.10</text:p>
      <text:p text:style-name="P2">1349 4.97</text:p>
      <text:p text:style-name="P2">1957 0.97</text:p>
      <text:p text:style-name="P2"/>
      <text:p text:style-name="P2">21 - W</text:p>
      <text:p text:style-name="P2">0203 5.09</text:p>
      <text:p text:style-name="P2">0815 0.86</text:p>
      <text:p text:style-name="P2">1417 5.20</text:p>
      <text:p text:style-name="P2">2033 0.77</text:p>
      <text:p text:style-name="P2"/>
      <text:p text:style-name="P2">22 - TH</text:p>
      <text:p text:style-name="P2">0231 5.31</text:p>
      <text:p text:style-name="P2">0851 0.69</text:p>
      <text:p text:style-name="P2">1447 5.41</text:p>
      <text:p text:style-name="P2">2109 0.64</text:p>
      <text:p text:style-name="P2"/>
      <text:p text:style-name="P2">23 - F</text:p>
      <text:p text:style-name="P2">0304 5.49</text:p>
      <text:p text:style-name="P2">0927 0.61</text:p>
      <text:p text:style-name="P2">1521 5.55</text:p>
      <text:p text:style-name="P2">2145 0.60</text:p>
      <text:p text:style-name="P2"/>
      <text:p text:style-name="P2">24 - SA</text:p>
      <text:p text:style-name="P2">0340 5.59</text:p>
      <text:p text:style-name="P2">1004 0.61</text:p>
      <text:p text:style-name="P2">1559 5.60</text:p>
      <text:p text:style-name="P2">2222 0.65</text:p>
      <text:p text:style-name="P2"/>
      <text:p text:style-name="P2">25 - SU</text:p>
      <text:p text:style-name="P2">0420 5.57</text:p>
      <text:p text:style-name="P2">1042 0.71</text:p>
      <text:p text:style-name="P2">1641 5.52</text:p>
      <text:p text:style-name="P2">2303 0.80</text:p>
      <text:p text:style-name="P2"/>
      <text:p text:style-name="P2">26 - M</text:p>
      <text:p text:style-name="P2">0504 5.44</text:p>
      <text:p text:style-name="P2">1124 0.90</text:p>
      <text:p text:style-name="P2">1728 5.34</text:p>
      <text:p text:style-name="P2">2348 1.03</text:p>
      <text:p text:style-name="P2"/>
      <text:p text:style-name="P2">27 - TU</text:p>
      <text:p text:style-name="P2">0554 5.22</text:p>
      <text:p text:style-name="P2">1214 1.16</text:p>
      <text:p text:style-name="P2">1823 5.08</text:p>
      <text:p text:style-name="P2"/>
      <text:p text:style-name="P2"/>
      <text:p text:style-name="P2">28 - W</text:p>
      <text:p text:style-name="P2">0043 1.30</text:p>
      <text:p text:style-name="P2">0654 4.95</text:p>
      <text:p text:style-name="P2">1316 1.43</text:p>
      <text:p text:style-name="P2">1928 4.8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rch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154 1.54</text:p>
      <text:p text:style-name="P2">0805 4.73</text:p>
      <text:p text:style-name="P2">1436 1.60</text:p>
      <text:p text:style-name="P2">2045 4.69</text:p>
      <text:p text:style-name="P2"/>
      <text:p text:style-name="P2">2 - F</text:p>
      <text:p text:style-name="P2">0320 1.60</text:p>
      <text:p text:style-name="P2">0926 4.70</text:p>
      <text:p text:style-name="P2">1603 1.54</text:p>
      <text:p text:style-name="P2">2206 4.77</text:p>
      <text:p text:style-name="P2"/>
      <text:p text:style-name="P2">3 - SA</text:p>
      <text:p text:style-name="P2">0443 1.43</text:p>
      <text:p text:style-name="P2">1043 4.89</text:p>
      <text:p text:style-name="P2">1718 1.29</text:p>
      <text:p text:style-name="P2">2317 5.05</text:p>
      <text:p text:style-name="P2"/>
      <text:p text:style-name="P2">4 - SU</text:p>
      <text:p text:style-name="P2">0549 1.12</text:p>
      <text:p text:style-name="P2">1149 5.22</text:p>
      <text:p text:style-name="P2">1817 0.95</text:p>
      <text:p text:style-name="P2"/>
      <text:p text:style-name="P2"/>
      <text:p text:style-name="P2">5 - M</text:p>
      <text:p text:style-name="P2">0017 5.40</text:p>
      <text:p text:style-name="P2">0642 0.79</text:p>
      <text:p text:style-name="P2">1244 5.57</text:p>
      <text:p text:style-name="P2">1906 0.64</text:p>
      <text:p text:style-name="P2"/>
      <text:p text:style-name="P2">6 - TU</text:p>
      <text:p text:style-name="P2">0109 5.72</text:p>
      <text:p text:style-name="P2">0728 0.51</text:p>
      <text:p text:style-name="P2">1332 5.84</text:p>
      <text:p text:style-name="P2">1948 0.42</text:p>
      <text:p text:style-name="P2"/>
      <text:p text:style-name="P2">7 - W</text:p>
      <text:p text:style-name="P2">0155 5.94</text:p>
      <text:p text:style-name="P2">0808 0.34</text:p>
      <text:p text:style-name="P2">1417 6.00</text:p>
      <text:p text:style-name="P2">2027 0.30</text:p>
      <text:p text:style-name="P2"/>
      <text:p text:style-name="P2">8 - TH</text:p>
      <text:p text:style-name="P2">0238 6.02</text:p>
      <text:p text:style-name="P2">0845 0.29</text:p>
      <text:p text:style-name="P2">1459 6.01</text:p>
      <text:p text:style-name="P2">2103 0.32</text:p>
      <text:p text:style-name="P2"/>
      <text:p text:style-name="P2">9 - F</text:p>
      <text:p text:style-name="P2">0319 5.96</text:p>
      <text:p text:style-name="P2">0920 0.37</text:p>
      <text:p text:style-name="P2">1539 5.87</text:p>
      <text:p text:style-name="P2">2138 0.44</text:p>
      <text:p text:style-name="P2"/>
      <text:p text:style-name="P2">10 - SA</text:p>
      <text:p text:style-name="P2">0358 5.75</text:p>
      <text:p text:style-name="P2">0955 0.55</text:p>
      <text:p text:style-name="P2">1618 5.60</text:p>
      <text:p text:style-name="P2">2212 0.68</text:p>
      <text:p text:style-name="P2"/>
      <text:p text:style-name="P2">11 - SU</text:p>
      <text:p text:style-name="P2">0437 5.42</text:p>
      <text:p text:style-name="P2">1030 0.83</text:p>
      <text:p text:style-name="P2">1656 5.22</text:p>
      <text:p text:style-name="P2">2249 0.99</text:p>
      <text:p text:style-name="P2"/>
      <text:p text:style-name="P2">12 - M</text:p>
      <text:p text:style-name="P2">0515 5.01</text:p>
      <text:p text:style-name="P2">1108 1.17</text:p>
      <text:p text:style-name="P2">1735 4.80</text:p>
      <text:p text:style-name="P2">2328 1.37</text:p>
      <text:p text:style-name="P2"/>
      <text:p text:style-name="P2">13 - TU</text:p>
      <text:p text:style-name="P2">0555 4.58</text:p>
      <text:p text:style-name="P2">1149 1.56</text:p>
      <text:p text:style-name="P2">1816 4.37</text:p>
      <text:p text:style-name="P2"/>
      <text:p text:style-name="P2"/>
      <text:p text:style-name="P2">14 - W</text:p>
      <text:p text:style-name="P2">0013 1.76</text:p>
      <text:p text:style-name="P2">0640 4.16</text:p>
      <text:p text:style-name="P2">1239 1.94</text:p>
      <text:p text:style-name="P2">1909 3.98</text:p>
      <text:p text:style-name="P2"/>
      <text:p text:style-name="P2">15 - TH</text:p>
      <text:p text:style-name="P2">0110 2.11</text:p>
      <text:p text:style-name="P2">0747 3.83</text:p>
      <text:p text:style-name="P2">1346 2.24</text:p>
      <text:p text:style-name="P2">2039 3.74</text:p>
      <text:p text:style-name="P2"/>
      <text:p text:style-name="P2">16 - F</text:p>
      <text:p text:style-name="P2">0228 2.33</text:p>
      <text:p text:style-name="P2">0936 3.72</text:p>
      <text:p text:style-name="P2">1513 2.35</text:p>
      <text:p text:style-name="P2">2224 3.77</text:p>
      <text:p text:style-name="P2"/>
      <text:p text:style-name="P2">17 - SA</text:p>
      <text:p text:style-name="P2">0357 2.29</text:p>
      <text:p text:style-name="P2">1102 3.87</text:p>
      <text:p text:style-name="P2">1636 2.19</text:p>
      <text:p text:style-name="P2">2330 4.00</text:p>
      <text:p text:style-name="P2"/>
      <text:p text:style-name="P2">18 - SU</text:p>
      <text:p text:style-name="P2">0508 2.04</text:p>
      <text:p text:style-name="P2">1153 4.15</text:p>
      <text:p text:style-name="P2">1735 1.87</text:p>
      <text:p text:style-name="P2"/>
      <text:p text:style-name="P2"/>
      <text:p text:style-name="P2">19 - M</text:p>
      <text:p text:style-name="P2">0012 4.30</text:p>
      <text:p text:style-name="P2">0558 1.69</text:p>
      <text:p text:style-name="P2">1228 4.46</text:p>
      <text:p text:style-name="P2">1819 1.50</text:p>
      <text:p text:style-name="P2"/>
      <text:p text:style-name="P2">20 - TU</text:p>
      <text:p text:style-name="P2">0042 4.62</text:p>
      <text:p text:style-name="P2">0639 1.31</text:p>
      <text:p text:style-name="P2">1255 4.79</text:p>
      <text:p text:style-name="P2">1858 1.13</text:p>
      <text:p text:style-name="P2"/>
      <text:p text:style-name="P2">21 - W</text:p>
      <text:p text:style-name="P2">0108 4.96</text:p>
      <text:p text:style-name="P2">0716 0.96</text:p>
      <text:p text:style-name="P2">1321 5.13</text:p>
      <text:p text:style-name="P2">1934 0.80</text:p>
      <text:p text:style-name="P2"/>
      <text:p text:style-name="P2">22 - TH</text:p>
      <text:p text:style-name="P2">0135 5.29</text:p>
      <text:p text:style-name="P2">0752 0.66</text:p>
      <text:p text:style-name="P2">1350 5.45</text:p>
      <text:p text:style-name="P2">2009 0.55</text:p>
      <text:p text:style-name="P2"/>
      <text:p text:style-name="P2">23 - F</text:p>
      <text:p text:style-name="P2">0205 5.59</text:p>
      <text:p text:style-name="P2">0826 0.45</text:p>
      <text:p text:style-name="P2">1422 5.70</text:p>
      <text:p text:style-name="P2">2044 0.39</text:p>
      <text:p text:style-name="P2"/>
      <text:p text:style-name="P2">24 - SA</text:p>
      <text:p text:style-name="P2">0239 5.79</text:p>
      <text:p text:style-name="P2">0901 0.35</text:p>
      <text:p text:style-name="P2">1457 5.85</text:p>
      <text:p text:style-name="P2">2119 0.35</text:p>
      <text:p text:style-name="P2"/>
      <text:p text:style-name="P2">25 - SU</text:p>
      <text:p text:style-name="P2">0316 5.88</text:p>
      <text:p text:style-name="P2">0937 0.37</text:p>
      <text:p text:style-name="P2">1535 5.86</text:p>
      <text:p text:style-name="P2">2155 0.43</text:p>
      <text:p text:style-name="P2"/>
      <text:p text:style-name="P2">26 - M</text:p>
      <text:p text:style-name="P2">0356 5.82</text:p>
      <text:p text:style-name="P2">1014 0.52</text:p>
      <text:p text:style-name="P2">1617 5.73</text:p>
      <text:p text:style-name="P2">2234 0.63</text:p>
      <text:p text:style-name="P2"/>
      <text:p text:style-name="P2">27 - TU</text:p>
      <text:p text:style-name="P2">0440 5.61</text:p>
      <text:p text:style-name="P2">1055 0.77</text:p>
      <text:p text:style-name="P2">1704 5.47</text:p>
      <text:p text:style-name="P2">2318 0.93</text:p>
      <text:p text:style-name="P2"/>
      <text:p text:style-name="P2">28 - W</text:p>
      <text:p text:style-name="P2">0530 5.30</text:p>
      <text:p text:style-name="P2">1144 1.11</text:p>
      <text:p text:style-name="P2">1759 5.12</text:p>
      <text:p text:style-name="P2"/>
      <text:p text:style-name="P2"/>
      <text:p text:style-name="P2">29 - TH</text:p>
      <text:p text:style-name="P2">0013 1.29</text:p>
      <text:p text:style-name="P2">0631 4.94</text:p>
      <text:p text:style-name="P2">1247 1.46</text:p>
      <text:p text:style-name="P2">1906 4.78</text:p>
      <text:p text:style-name="P2"/>
      <text:p text:style-name="P2">30 - F</text:p>
      <text:p text:style-name="P2">0127 1.60</text:p>
      <text:p text:style-name="P2">0746 4.67</text:p>
      <text:p text:style-name="P2">1413 1.69</text:p>
      <text:p text:style-name="P2">2028 4.61</text:p>
      <text:p text:style-name="P2"/>
      <text:p text:style-name="P2">31 - SA</text:p>
      <text:p text:style-name="P2">0303 1.69</text:p>
      <text:p text:style-name="P2">0912 4.63</text:p>
      <text:p text:style-name="P2">1549 1.62</text:p>
      <text:p text:style-name="P2">2153 4.72</text:p>
      <text:p text:style-name="P2"/>
      <text:p text:style-name="P2">April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430 1.49</text:p>
      <text:p text:style-name="P2">1032 4.86</text:p>
      <text:p text:style-name="P2">1705 1.32</text:p>
      <text:p text:style-name="P2">2306 5.04</text:p>
      <text:p text:style-name="P2"/>
      <text:p text:style-name="P2">2 - M</text:p>
      <text:p text:style-name="P2">0536 1.13</text:p>
      <text:p text:style-name="P2">1136 5.23</text:p>
      <text:p text:style-name="P2">1802 0.95</text:p>
      <text:p text:style-name="P2"/>
      <text:p text:style-name="P2"/>
      <text:p text:style-name="P2">3 - TU</text:p>
      <text:p text:style-name="P2">0003 5.42</text:p>
      <text:p text:style-name="P2">0626 0.78</text:p>
      <text:p text:style-name="P2">1229 5.59</text:p>
      <text:p text:style-name="P2">1848 0.63</text:p>
      <text:p text:style-name="P2"/>
      <text:p text:style-name="P2">4 - W</text:p>
      <text:p text:style-name="P2">0052 5.74</text:p>
      <text:p text:style-name="P2">0708 0.51</text:p>
      <text:p text:style-name="P2">1315 5.86</text:p>
      <text:p text:style-name="P2">1928 0.42</text:p>
      <text:p text:style-name="P2"/>
      <text:p text:style-name="P2">5 - TH</text:p>
      <text:p text:style-name="P2">0136 5.94</text:p>
      <text:p text:style-name="P2">0746 0.35</text:p>
      <text:p text:style-name="P2">1357 5.98</text:p>
      <text:p text:style-name="P2">2003 0.32</text:p>
      <text:p text:style-name="P2"/>
      <text:p text:style-name="P2">6 - F</text:p>
      <text:p text:style-name="P2">0217 5.99</text:p>
      <text:p text:style-name="P2">0820 0.32</text:p>
      <text:p text:style-name="P2">1436 5.96</text:p>
      <text:p text:style-name="P2">2036 0.35</text:p>
      <text:p text:style-name="P2"/>
      <text:p text:style-name="P2">7 - SA</text:p>
      <text:p text:style-name="P2">0255 5.89</text:p>
      <text:p text:style-name="P2">0853 0.40</text:p>
      <text:p text:style-name="P2">1513 5.78</text:p>
      <text:p text:style-name="P2">2109 0.49</text:p>
      <text:p text:style-name="P2"/>
      <text:p text:style-name="P2">8 - SU</text:p>
      <text:p text:style-name="P2">0331 5.65</text:p>
      <text:p text:style-name="P2">0925 0.60</text:p>
      <text:p text:style-name="P2">1549 5.49</text:p>
      <text:p text:style-name="P2">2142 0.73</text:p>
      <text:p text:style-name="P2"/>
      <text:p text:style-name="P2">9 - M</text:p>
      <text:p text:style-name="P2">0405 5.31</text:p>
      <text:p text:style-name="P2">0959 0.87</text:p>
      <text:p text:style-name="P2">1622 5.11</text:p>
      <text:p text:style-name="P2">2216 1.04</text:p>
      <text:p text:style-name="P2"/>
      <text:p text:style-name="P2">10 - TU</text:p>
      <text:p text:style-name="P2">0437 4.91</text:p>
      <text:p text:style-name="P2">1034 1.22</text:p>
      <text:p text:style-name="P2">1653 4.70</text:p>
      <text:p text:style-name="P2">2253 1.41</text:p>
      <text:p text:style-name="P2"/>
      <text:p text:style-name="P2">11 - W</text:p>
      <text:p text:style-name="P2">0508 4.50</text:p>
      <text:p text:style-name="P2">1113 1.60</text:p>
      <text:p text:style-name="P2">1723 4.30</text:p>
      <text:p text:style-name="P2">2336 1.79</text:p>
      <text:p text:style-name="P2"/>
      <text:p text:style-name="P2">12 - TH</text:p>
      <text:p text:style-name="P2">0540 4.12</text:p>
      <text:p text:style-name="P2">1201 1.98</text:p>
      <text:p text:style-name="P2">1801 3.95</text:p>
      <text:p text:style-name="P2"/>
      <text:p text:style-name="P2"/>
      <text:p text:style-name="P2">13 - F</text:p>
      <text:p text:style-name="P2">0031 2.14</text:p>
      <text:p text:style-name="P2">0629 3.79</text:p>
      <text:p text:style-name="P2">1307 2.28</text:p>
      <text:p text:style-name="P2">1912 3.67</text:p>
      <text:p text:style-name="P2"/>
      <text:p text:style-name="P2">14 - SA</text:p>
      <text:p text:style-name="P2">0149 2.37</text:p>
      <text:p text:style-name="P2">0824 3.62</text:p>
      <text:p text:style-name="P2">1436 2.38</text:p>
      <text:p text:style-name="P2">2134 3.66</text:p>
      <text:p text:style-name="P2"/>
      <text:p text:style-name="P2">15 - SU</text:p>
      <text:p text:style-name="P2">0322 2.32</text:p>
      <text:p text:style-name="P2">1019 3.78</text:p>
      <text:p text:style-name="P2">1601 2.20</text:p>
      <text:p text:style-name="P2">2249 3.93</text:p>
      <text:p text:style-name="P2"/>
      <text:p text:style-name="P2">16 - M</text:p>
      <text:p text:style-name="P2">0435 2.03</text:p>
      <text:p text:style-name="P2">1112 4.10</text:p>
      <text:p text:style-name="P2">1702 1.84</text:p>
      <text:p text:style-name="P2">2330 4.28</text:p>
      <text:p text:style-name="P2"/>
      <text:p text:style-name="P2">17 - TU</text:p>
      <text:p text:style-name="P2">0527 1.64</text:p>
      <text:p text:style-name="P2">1147 4.47</text:p>
      <text:p text:style-name="P2">1749 1.43</text:p>
      <text:p text:style-name="P2"/>
      <text:p text:style-name="P2"/>
      <text:p text:style-name="P2">18 - W</text:p>
      <text:p text:style-name="P2">0002 4.67</text:p>
      <text:p text:style-name="P2">0609 1.23</text:p>
      <text:p text:style-name="P2">1216 4.87</text:p>
      <text:p text:style-name="P2">1829 1.03</text:p>
      <text:p text:style-name="P2"/>
      <text:p text:style-name="P2">19 - TH</text:p>
      <text:p text:style-name="P2">0031 5.07</text:p>
      <text:p text:style-name="P2">0648 0.85</text:p>
      <text:p text:style-name="P2">1247 5.27</text:p>
      <text:p text:style-name="P2">1906 0.69</text:p>
      <text:p text:style-name="P2"/>
      <text:p text:style-name="P2">20 - F</text:p>
      <text:p text:style-name="P2">0103 5.45</text:p>
      <text:p text:style-name="P2">0724 0.54</text:p>
      <text:p text:style-name="P2">1320 5.61</text:p>
      <text:p text:style-name="P2">1942 0.43</text:p>
      <text:p text:style-name="P2"/>
      <text:p text:style-name="P2">21 - SA</text:p>
      <text:p text:style-name="P2">0137 5.75</text:p>
      <text:p text:style-name="P2">0800 0.34</text:p>
      <text:p text:style-name="P2">1355 5.86</text:p>
      <text:p text:style-name="P2">2017 0.28</text:p>
      <text:p text:style-name="P2"/>
      <text:p text:style-name="P2">22 - SU</text:p>
      <text:p text:style-name="P2">0214 5.94</text:p>
      <text:p text:style-name="P2">0835 0.26</text:p>
      <text:p text:style-name="P2">1433 5.99</text:p>
      <text:p text:style-name="P2">2053 0.26</text:p>
      <text:p text:style-name="P2"/>
      <text:p text:style-name="P2">23 - M</text:p>
      <text:p text:style-name="P2">0253 5.99</text:p>
      <text:p text:style-name="P2">0912 0.30</text:p>
      <text:p text:style-name="P2">1514 5.96</text:p>
      <text:p text:style-name="P2">2131 0.37</text:p>
      <text:p text:style-name="P2"/>
      <text:p text:style-name="P2">24 - TU</text:p>
      <text:p text:style-name="P2">0335 5.89</text:p>
      <text:p text:style-name="P2">0951 0.48</text:p>
      <text:p text:style-name="P2">1558 5.78</text:p>
      <text:p text:style-name="P2">2211 0.61</text:p>
      <text:p text:style-name="P2"/>
      <text:p text:style-name="P2">25 - W</text:p>
      <text:p text:style-name="P2">0421 5.64</text:p>
      <text:p text:style-name="P2">1034 0.76</text:p>
      <text:p text:style-name="P2">1647 5.48</text:p>
      <text:p text:style-name="P2">2258 0.93</text:p>
      <text:p text:style-name="P2"/>
      <text:p text:style-name="P2">26 - TH</text:p>
      <text:p text:style-name="P2">0514 5.30</text:p>
      <text:p text:style-name="P2">1124 1.11</text:p>
      <text:p text:style-name="P2">1743 5.11</text:p>
      <text:p text:style-name="P2">2355 1.30</text:p>
      <text:p text:style-name="P2"/>
      <text:p text:style-name="P2">27 - F</text:p>
      <text:p text:style-name="P2">0616 4.93</text:p>
      <text:p text:style-name="P2">1230 1.46</text:p>
      <text:p text:style-name="P2">1853 4.79</text:p>
      <text:p text:style-name="P2"/>
      <text:p text:style-name="P2"/>
      <text:p text:style-name="P2">28 - SA</text:p>
      <text:p text:style-name="P2">0111 1.59</text:p>
      <text:p text:style-name="P2">0733 4.68</text:p>
      <text:p text:style-name="P2">1357 1.66</text:p>
      <text:p text:style-name="P2">2015 4.64</text:p>
      <text:p text:style-name="P2"/>
      <text:p text:style-name="P2">29 - SU</text:p>
      <text:p text:style-name="P2">0245 1.66</text:p>
      <text:p text:style-name="P2">0857 4.67</text:p>
      <text:p text:style-name="P2">1530 1.59</text:p>
      <text:p text:style-name="P2">2137 4.76</text:p>
      <text:p text:style-name="P2"/>
      <text:p text:style-name="P2">30 - M</text:p>
      <text:p text:style-name="P2">0409 1.46</text:p>
      <text:p text:style-name="P2">1013 4.90</text:p>
      <text:p text:style-name="P2">1643 1.31</text:p>
      <text:p text:style-name="P2">2246 5.0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y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512 1.15</text:p>
      <text:p text:style-name="P2">1115 5.22</text:p>
      <text:p text:style-name="P2">1738 1.00</text:p>
      <text:p text:style-name="P2">2342 5.38</text:p>
      <text:p text:style-name="P2"/>
      <text:p text:style-name="P2">2 - W</text:p>
      <text:p text:style-name="P2">0601 0.85</text:p>
      <text:p text:style-name="P2">1207 5.52</text:p>
      <text:p text:style-name="P2">1823 0.73</text:p>
      <text:p text:style-name="P2"/>
      <text:p text:style-name="P2"/>
      <text:p text:style-name="P2">3 - TH</text:p>
      <text:p text:style-name="P2">0030 5.64</text:p>
      <text:p text:style-name="P2">0642 0.63</text:p>
      <text:p text:style-name="P2">1252 5.73</text:p>
      <text:p text:style-name="P2">1901 0.56</text:p>
      <text:p text:style-name="P2"/>
      <text:p text:style-name="P2">4 - F</text:p>
      <text:p text:style-name="P2">0113 5.78</text:p>
      <text:p text:style-name="P2">0719 0.52</text:p>
      <text:p text:style-name="P2">1334 5.80</text:p>
      <text:p text:style-name="P2">1936 0.50</text:p>
      <text:p text:style-name="P2"/>
      <text:p text:style-name="P2">5 - SA</text:p>
      <text:p text:style-name="P2">0153 5.78</text:p>
      <text:p text:style-name="P2">0752 0.50</text:p>
      <text:p text:style-name="P2">1412 5.74</text:p>
      <text:p text:style-name="P2">2009 0.54</text:p>
      <text:p text:style-name="P2"/>
      <text:p text:style-name="P2">6 - SU</text:p>
      <text:p text:style-name="P2">0230 5.66</text:p>
      <text:p text:style-name="P2">0825 0.59</text:p>
      <text:p text:style-name="P2">1448 5.55</text:p>
      <text:p text:style-name="P2">2041 0.67</text:p>
      <text:p text:style-name="P2"/>
      <text:p text:style-name="P2">7 - M</text:p>
      <text:p text:style-name="P2">0305 5.42</text:p>
      <text:p text:style-name="P2">0858 0.76</text:p>
      <text:p text:style-name="P2">1521 5.28</text:p>
      <text:p text:style-name="P2">2115 0.87</text:p>
      <text:p text:style-name="P2"/>
      <text:p text:style-name="P2">8 - TU</text:p>
      <text:p text:style-name="P2">0337 5.12</text:p>
      <text:p text:style-name="P2">0932 1.00</text:p>
      <text:p text:style-name="P2">1551 4.96</text:p>
      <text:p text:style-name="P2">2149 1.14</text:p>
      <text:p text:style-name="P2"/>
      <text:p text:style-name="P2">9 - W</text:p>
      <text:p text:style-name="P2">0405 4.79</text:p>
      <text:p text:style-name="P2">1008 1.29</text:p>
      <text:p text:style-name="P2">1619 4.63</text:p>
      <text:p text:style-name="P2">2227 1.45</text:p>
      <text:p text:style-name="P2"/>
      <text:p text:style-name="P2">10 - TH</text:p>
      <text:p text:style-name="P2">0433 4.47</text:p>
      <text:p text:style-name="P2">1048 1.61</text:p>
      <text:p text:style-name="P2">1647 4.33</text:p>
      <text:p text:style-name="P2">2311 1.77</text:p>
      <text:p text:style-name="P2"/>
      <text:p text:style-name="P2">11 - F</text:p>
      <text:p text:style-name="P2">0504 4.19</text:p>
      <text:p text:style-name="P2">1136 1.91</text:p>
      <text:p text:style-name="P2">1725 4.06</text:p>
      <text:p text:style-name="P2"/>
      <text:p text:style-name="P2"/>
      <text:p text:style-name="P2">12 - SA</text:p>
      <text:p text:style-name="P2">0005 2.05</text:p>
      <text:p text:style-name="P2">0551 3.94</text:p>
      <text:p text:style-name="P2">1239 2.15</text:p>
      <text:p text:style-name="P2">1825 3.85</text:p>
      <text:p text:style-name="P2"/>
      <text:p text:style-name="P2">13 - SU</text:p>
      <text:p text:style-name="P2">0117 2.22</text:p>
      <text:p text:style-name="P2">0709 3.80</text:p>
      <text:p text:style-name="P2">1358 2.23</text:p>
      <text:p text:style-name="P2">2001 3.80</text:p>
      <text:p text:style-name="P2"/>
      <text:p text:style-name="P2">14 - M</text:p>
      <text:p text:style-name="P2">0239 2.18</text:p>
      <text:p text:style-name="P2">0851 3.87</text:p>
      <text:p text:style-name="P2">1517 2.08</text:p>
      <text:p text:style-name="P2">2131 3.99</text:p>
      <text:p text:style-name="P2"/>
      <text:p text:style-name="P2">15 - TU</text:p>
      <text:p text:style-name="P2">0350 1.93</text:p>
      <text:p text:style-name="P2">1003 4.15</text:p>
      <text:p text:style-name="P2">1620 1.76</text:p>
      <text:p text:style-name="P2">2229 4.33</text:p>
      <text:p text:style-name="P2"/>
      <text:p text:style-name="P2">16 - W</text:p>
      <text:p text:style-name="P2">0447 1.58</text:p>
      <text:p text:style-name="P2">1052 4.52</text:p>
      <text:p text:style-name="P2">1711 1.39</text:p>
      <text:p text:style-name="P2">2313 4.73</text:p>
      <text:p text:style-name="P2"/>
      <text:p text:style-name="P2">17 - TH</text:p>
      <text:p text:style-name="P2">0534 1.20</text:p>
      <text:p text:style-name="P2">1133 4.93</text:p>
      <text:p text:style-name="P2">1755 1.01</text:p>
      <text:p text:style-name="P2">2352 5.13</text:p>
      <text:p text:style-name="P2"/>
      <text:p text:style-name="P2">18 - F</text:p>
      <text:p text:style-name="P2">0616 0.84</text:p>
      <text:p text:style-name="P2">1212 5.32</text:p>
      <text:p text:style-name="P2">1836 0.69</text:p>
      <text:p text:style-name="P2"/>
      <text:p text:style-name="P2"/>
      <text:p text:style-name="P2">19 - SA</text:p>
      <text:p text:style-name="P2">0031 5.49</text:p>
      <text:p text:style-name="P2">0656 0.56</text:p>
      <text:p text:style-name="P2">1251 5.64</text:p>
      <text:p text:style-name="P2">1915 0.46</text:p>
      <text:p text:style-name="P2"/>
      <text:p text:style-name="P2">20 - SU</text:p>
      <text:p text:style-name="P2">0111 5.77</text:p>
      <text:p text:style-name="P2">0735 0.38</text:p>
      <text:p text:style-name="P2">1332 5.86</text:p>
      <text:p text:style-name="P2">1954 0.33</text:p>
      <text:p text:style-name="P2"/>
      <text:p text:style-name="P2">21 - M</text:p>
      <text:p text:style-name="P2">0152 5.93</text:p>
      <text:p text:style-name="P2">0813 0.31</text:p>
      <text:p text:style-name="P2">1414 5.96</text:p>
      <text:p text:style-name="P2">2033 0.32</text:p>
      <text:p text:style-name="P2"/>
      <text:p text:style-name="P2">22 - TU</text:p>
      <text:p text:style-name="P2">0235 5.96</text:p>
      <text:p text:style-name="P2">0853 0.36</text:p>
      <text:p text:style-name="P2">1457 5.92</text:p>
      <text:p text:style-name="P2">2114 0.42</text:p>
      <text:p text:style-name="P2"/>
      <text:p text:style-name="P2">23 - W</text:p>
      <text:p text:style-name="P2">0320 5.85</text:p>
      <text:p text:style-name="P2">0935 0.52</text:p>
      <text:p text:style-name="P2">1544 5.74</text:p>
      <text:p text:style-name="P2">2157 0.64</text:p>
      <text:p text:style-name="P2"/>
      <text:p text:style-name="P2">24 - TH</text:p>
      <text:p text:style-name="P2">0409 5.62</text:p>
      <text:p text:style-name="P2">1021 0.77</text:p>
      <text:p text:style-name="P2">1636 5.47</text:p>
      <text:p text:style-name="P2">2246 0.92</text:p>
      <text:p text:style-name="P2"/>
      <text:p text:style-name="P2">25 - F</text:p>
      <text:p text:style-name="P2">0504 5.32</text:p>
      <text:p text:style-name="P2">1114 1.07</text:p>
      <text:p text:style-name="P2">1734 5.17</text:p>
      <text:p text:style-name="P2">2344 1.22</text:p>
      <text:p text:style-name="P2"/>
      <text:p text:style-name="P2">26 - SA</text:p>
      <text:p text:style-name="P2">0606 5.02</text:p>
      <text:p text:style-name="P2">1218 1.36</text:p>
      <text:p text:style-name="P2">1841 4.90</text:p>
      <text:p text:style-name="P2"/>
      <text:p text:style-name="P2"/>
      <text:p text:style-name="P2">27 - SU</text:p>
      <text:p text:style-name="P2">0055 1.47</text:p>
      <text:p text:style-name="P2">0718 4.81</text:p>
      <text:p text:style-name="P2">1335 1.53</text:p>
      <text:p text:style-name="P2">1956 4.77</text:p>
      <text:p text:style-name="P2"/>
      <text:p text:style-name="P2">28 - M</text:p>
      <text:p text:style-name="P2">0216 1.55</text:p>
      <text:p text:style-name="P2">0834 4.78</text:p>
      <text:p text:style-name="P2">1457 1.52</text:p>
      <text:p text:style-name="P2">2111 4.82</text:p>
      <text:p text:style-name="P2"/>
      <text:p text:style-name="P2">29 - TU</text:p>
      <text:p text:style-name="P2">0334 1.46</text:p>
      <text:p text:style-name="P2">0946 4.90</text:p>
      <text:p text:style-name="P2">1607 1.37</text:p>
      <text:p text:style-name="P2">2218 5.00</text:p>
      <text:p text:style-name="P2"/>
      <text:p text:style-name="P2">30 - W</text:p>
      <text:p text:style-name="P2">0437 1.27</text:p>
      <text:p text:style-name="P2">1048 5.10</text:p>
      <text:p text:style-name="P2">1704 1.16</text:p>
      <text:p text:style-name="P2">2315 5.21</text:p>
      <text:p text:style-name="P2"/>
      <text:p text:style-name="P2">31 - TH</text:p>
      <text:p text:style-name="P2">0529 1.07</text:p>
      <text:p text:style-name="P2">1141 5.30</text:p>
      <text:p text:style-name="P2">1751 0.98</text:p>
      <text:p text:style-name="P2">2153 4.72</text:p>
      <text:p text:style-name="P2"/>
      <text:p text:style-name="P2">June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005 5.37</text:p>
      <text:p text:style-name="P2">0612 0.91</text:p>
      <text:p text:style-name="P2">1228 5.42</text:p>
      <text:p text:style-name="P2">1832 0.86</text:p>
      <text:p text:style-name="P2"/>
      <text:p text:style-name="P2">2 - SA</text:p>
      <text:p text:style-name="P2">0050 5.45</text:p>
      <text:p text:style-name="P2">0651 0.83</text:p>
      <text:p text:style-name="P2">1311 5.45</text:p>
      <text:p text:style-name="P2">1909 0.81</text:p>
      <text:p text:style-name="P2"/>
      <text:p text:style-name="P2">3 - SU</text:p>
      <text:p text:style-name="P2">0131 5.43</text:p>
      <text:p text:style-name="P2">0726 0.82</text:p>
      <text:p text:style-name="P2">1350 5.39</text:p>
      <text:p text:style-name="P2">1944 0.83</text:p>
      <text:p text:style-name="P2"/>
      <text:p text:style-name="P2">4 - M</text:p>
      <text:p text:style-name="P2">0208 5.33</text:p>
      <text:p text:style-name="P2">0801 0.87</text:p>
      <text:p text:style-name="P2">1426 5.25</text:p>
      <text:p text:style-name="P2">2018 0.91</text:p>
      <text:p text:style-name="P2"/>
      <text:p text:style-name="P2">5 - TU</text:p>
      <text:p text:style-name="P2">0243 5.15</text:p>
      <text:p text:style-name="P2">0836 0.97</text:p>
      <text:p text:style-name="P2">1459 5.05</text:p>
      <text:p text:style-name="P2">2053 1.04</text:p>
      <text:p text:style-name="P2"/>
      <text:p text:style-name="P2">6 - W</text:p>
      <text:p text:style-name="P2">0314 4.95</text:p>
      <text:p text:style-name="P2">0911 1.13</text:p>
      <text:p text:style-name="P2">1528 4.84</text:p>
      <text:p text:style-name="P2">2130 1.22</text:p>
      <text:p text:style-name="P2"/>
      <text:p text:style-name="P2">7 - TH</text:p>
      <text:p text:style-name="P2">0342 4.74</text:p>
      <text:p text:style-name="P2">0949 1.31</text:p>
      <text:p text:style-name="P2">1556 4.64</text:p>
      <text:p text:style-name="P2">2209 1.41</text:p>
      <text:p text:style-name="P2"/>
      <text:p text:style-name="P2">8 - F</text:p>
      <text:p text:style-name="P2">0411 4.55</text:p>
      <text:p text:style-name="P2">1031 1.51</text:p>
      <text:p text:style-name="P2">1627 4.47</text:p>
      <text:p text:style-name="P2">2253 1.61</text:p>
      <text:p text:style-name="P2"/>
      <text:p text:style-name="P2">9 - SA</text:p>
      <text:p text:style-name="P2">0445 4.39</text:p>
      <text:p text:style-name="P2">1117 1.71</text:p>
      <text:p text:style-name="P2">1707 4.32</text:p>
      <text:p text:style-name="P2">2344 1.79</text:p>
      <text:p text:style-name="P2"/>
      <text:p text:style-name="P2">10 - SU</text:p>
      <text:p text:style-name="P2">0531 4.25</text:p>
      <text:p text:style-name="P2">1213 1.86</text:p>
      <text:p text:style-name="P2">1759 4.20</text:p>
      <text:p text:style-name="P2"/>
      <text:p text:style-name="P2"/>
      <text:p text:style-name="P2">11 - M</text:p>
      <text:p text:style-name="P2">0044 1.91</text:p>
      <text:p text:style-name="P2">0630 4.17</text:p>
      <text:p text:style-name="P2">1318 1.93</text:p>
      <text:p text:style-name="P2">1905 4.16</text:p>
      <text:p text:style-name="P2"/>
      <text:p text:style-name="P2">12 - TU</text:p>
      <text:p text:style-name="P2">0152 1.91</text:p>
      <text:p text:style-name="P2">0741 4.19</text:p>
      <text:p text:style-name="P2">1427 1.86</text:p>
      <text:p text:style-name="P2">2017 4.24</text:p>
      <text:p text:style-name="P2"/>
      <text:p text:style-name="P2">13 - W</text:p>
      <text:p text:style-name="P2">0300 1.78</text:p>
      <text:p text:style-name="P2">0852 4.34</text:p>
      <text:p text:style-name="P2">1532 1.67</text:p>
      <text:p text:style-name="P2">2125 4.46</text:p>
      <text:p text:style-name="P2"/>
      <text:p text:style-name="P2">14 - TH</text:p>
      <text:p text:style-name="P2">0402 1.54</text:p>
      <text:p text:style-name="P2">0955 4.60</text:p>
      <text:p text:style-name="P2">1630 1.40</text:p>
      <text:p text:style-name="P2">2223 4.76</text:p>
      <text:p text:style-name="P2"/>
      <text:p text:style-name="P2">15 - F</text:p>
      <text:p text:style-name="P2">0456 1.25</text:p>
      <text:p text:style-name="P2">1050 4.93</text:p>
      <text:p text:style-name="P2">1721 1.10</text:p>
      <text:p text:style-name="P2">2315 5.09</text:p>
      <text:p text:style-name="P2"/>
      <text:p text:style-name="P2">16 - SA</text:p>
      <text:p text:style-name="P2">0545 0.96</text:p>
      <text:p text:style-name="P2">1140 5.25</text:p>
      <text:p text:style-name="P2">1808 0.83</text:p>
      <text:p text:style-name="P2"/>
      <text:p text:style-name="P2"/>
      <text:p text:style-name="P2">17 - SU</text:p>
      <text:p text:style-name="P2">0004 5.40</text:p>
      <text:p text:style-name="P2">0631 0.71</text:p>
      <text:p text:style-name="P2">1227 5.54</text:p>
      <text:p text:style-name="P2">1853 0.61</text:p>
      <text:p text:style-name="P2"/>
      <text:p text:style-name="P2">18 - M</text:p>
      <text:p text:style-name="P2">0050 5.65</text:p>
      <text:p text:style-name="P2">0715 0.53</text:p>
      <text:p text:style-name="P2">1313 5.75</text:p>
      <text:p text:style-name="P2">1936 0.47</text:p>
      <text:p text:style-name="P2"/>
      <text:p text:style-name="P2">19 - TU</text:p>
      <text:p text:style-name="P2">0137 5.81</text:p>
      <text:p text:style-name="P2">0758 0.43</text:p>
      <text:p text:style-name="P2">1400 5.86</text:p>
      <text:p text:style-name="P2">2020 0.42</text:p>
      <text:p text:style-name="P2"/>
      <text:p text:style-name="P2">20 - W</text:p>
      <text:p text:style-name="P2">0223 5.87</text:p>
      <text:p text:style-name="P2">0842 0.44</text:p>
      <text:p text:style-name="P2">1447 5.86</text:p>
      <text:p text:style-name="P2">2104 0.47</text:p>
      <text:p text:style-name="P2"/>
      <text:p text:style-name="P2">21 - TH</text:p>
      <text:p text:style-name="P2">0312 5.82</text:p>
      <text:p text:style-name="P2">0926 0.53</text:p>
      <text:p text:style-name="P2">1536 5.75</text:p>
      <text:p text:style-name="P2">2149 0.61</text:p>
      <text:p text:style-name="P2"/>
      <text:p text:style-name="P2">22 - F</text:p>
      <text:p text:style-name="P2">0402 5.67</text:p>
      <text:p text:style-name="P2">1013 0.70</text:p>
      <text:p text:style-name="P2">1628 5.57</text:p>
      <text:p text:style-name="P2">2238 0.81</text:p>
      <text:p text:style-name="P2"/>
      <text:p text:style-name="P2">23 - SA</text:p>
      <text:p text:style-name="P2">0455 5.45</text:p>
      <text:p text:style-name="P2">1104 0.92</text:p>
      <text:p text:style-name="P2">1723 5.33</text:p>
      <text:p text:style-name="P2">2331 1.04</text:p>
      <text:p text:style-name="P2"/>
      <text:p text:style-name="P2">24 - SU</text:p>
      <text:p text:style-name="P2">0553 5.21</text:p>
      <text:p text:style-name="P2">1200 1.16</text:p>
      <text:p text:style-name="P2">1823 5.09</text:p>
      <text:p text:style-name="P2"/>
      <text:p text:style-name="P2"/>
      <text:p text:style-name="P2">25 - M</text:p>
      <text:p text:style-name="P2">0031 1.27</text:p>
      <text:p text:style-name="P2">0655 4.99</text:p>
      <text:p text:style-name="P2">1303 1.36</text:p>
      <text:p text:style-name="P2">1929 4.91</text:p>
      <text:p text:style-name="P2"/>
      <text:p text:style-name="P2">26 - TU</text:p>
      <text:p text:style-name="P2">0137 1.43</text:p>
      <text:p text:style-name="P2">0803 4.85</text:p>
      <text:p text:style-name="P2">1411 1.48</text:p>
      <text:p text:style-name="P2">2037 4.81</text:p>
      <text:p text:style-name="P2"/>
      <text:p text:style-name="P2">27 - W</text:p>
      <text:p text:style-name="P2">0246 1.51</text:p>
      <text:p text:style-name="P2">0911 4.80</text:p>
      <text:p text:style-name="P2">1520 1.51</text:p>
      <text:p text:style-name="P2">2144 4.81</text:p>
      <text:p text:style-name="P2"/>
      <text:p text:style-name="P2">28 - TH</text:p>
      <text:p text:style-name="P2">0353 1.49</text:p>
      <text:p text:style-name="P2">1015 4.84</text:p>
      <text:p text:style-name="P2">1623 1.45</text:p>
      <text:p text:style-name="P2">2245 4.88</text:p>
      <text:p text:style-name="P2"/>
      <text:p text:style-name="P2">29 - F</text:p>
      <text:p text:style-name="P2">0451 1.41</text:p>
      <text:p text:style-name="P2">1113 4.92</text:p>
      <text:p text:style-name="P2">1717 1.36</text:p>
      <text:p text:style-name="P2">2340 4.96</text:p>
      <text:p text:style-name="P2"/>
      <text:p text:style-name="P2">30 - SA</text:p>
      <text:p text:style-name="P2">0541 1.31</text:p>
      <text:p text:style-name="P2">1205 5.00</text:p>
      <text:p text:style-name="P2">1803 1.2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ly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029 5.02</text:p>
      <text:p text:style-name="P2">0625 1.23</text:p>
      <text:p text:style-name="P2">1251 5.04</text:p>
      <text:p text:style-name="P2">1845 1.19</text:p>
      <text:p text:style-name="P2"/>
      <text:p text:style-name="P2">2 - M</text:p>
      <text:p text:style-name="P2">0113 5.04</text:p>
      <text:p text:style-name="P2">0704 1.16</text:p>
      <text:p text:style-name="P2">1333 5.03</text:p>
      <text:p text:style-name="P2">1924 1.14</text:p>
      <text:p text:style-name="P2"/>
      <text:p text:style-name="P2">3 - TU</text:p>
      <text:p text:style-name="P2">0152 5.01</text:p>
      <text:p text:style-name="P2">0742 1.13</text:p>
      <text:p text:style-name="P2">1409 4.98</text:p>
      <text:p text:style-name="P2">2001 1.12</text:p>
      <text:p text:style-name="P2"/>
      <text:p text:style-name="P2">4 - W</text:p>
      <text:p text:style-name="P2">0226 4.95</text:p>
      <text:p text:style-name="P2">0819 1.13</text:p>
      <text:p text:style-name="P2">1442 4.91</text:p>
      <text:p text:style-name="P2">2038 1.13</text:p>
      <text:p text:style-name="P2"/>
      <text:p text:style-name="P2">5 - TH</text:p>
      <text:p text:style-name="P2">0256 4.88</text:p>
      <text:p text:style-name="P2">0856 1.15</text:p>
      <text:p text:style-name="P2">1510 4.85</text:p>
      <text:p text:style-name="P2">2115 1.17</text:p>
      <text:p text:style-name="P2"/>
      <text:p text:style-name="P2">6 - F</text:p>
      <text:p text:style-name="P2">0324 4.82</text:p>
      <text:p text:style-name="P2">0934 1.20</text:p>
      <text:p text:style-name="P2">1538 4.79</text:p>
      <text:p text:style-name="P2">2154 1.23</text:p>
      <text:p text:style-name="P2"/>
      <text:p text:style-name="P2">7 - SA</text:p>
      <text:p text:style-name="P2">0353 4.77</text:p>
      <text:p text:style-name="P2">1014 1.27</text:p>
      <text:p text:style-name="P2">1609 4.75</text:p>
      <text:p text:style-name="P2">2235 1.32</text:p>
      <text:p text:style-name="P2"/>
      <text:p text:style-name="P2">8 - SU</text:p>
      <text:p text:style-name="P2">0427 4.73</text:p>
      <text:p text:style-name="P2">1057 1.37</text:p>
      <text:p text:style-name="P2">1647 4.71</text:p>
      <text:p text:style-name="P2">2319 1.42</text:p>
      <text:p text:style-name="P2"/>
      <text:p text:style-name="P2">9 - M</text:p>
      <text:p text:style-name="P2">0509 4.68</text:p>
      <text:p text:style-name="P2">1143 1.47</text:p>
      <text:p text:style-name="P2">1732 4.65</text:p>
      <text:p text:style-name="P2"/>
      <text:p text:style-name="P2"/>
      <text:p text:style-name="P2">10 - TU</text:p>
      <text:p text:style-name="P2">0009 1.52</text:p>
      <text:p text:style-name="P2">0558 4.62</text:p>
      <text:p text:style-name="P2">1236 1.56</text:p>
      <text:p text:style-name="P2">1825 4.60</text:p>
      <text:p text:style-name="P2"/>
      <text:p text:style-name="P2">11 - W</text:p>
      <text:p text:style-name="P2">0105 1.60</text:p>
      <text:p text:style-name="P2">0655 4.57</text:p>
      <text:p text:style-name="P2">1336 1.62</text:p>
      <text:p text:style-name="P2">1927 4.57</text:p>
      <text:p text:style-name="P2"/>
      <text:p text:style-name="P2">12 - TH</text:p>
      <text:p text:style-name="P2">0208 1.62</text:p>
      <text:p text:style-name="P2">0759 4.58</text:p>
      <text:p text:style-name="P2">1441 1.59</text:p>
      <text:p text:style-name="P2">2033 4.61</text:p>
      <text:p text:style-name="P2"/>
      <text:p text:style-name="P2">13 - F</text:p>
      <text:p text:style-name="P2">0315 1.54</text:p>
      <text:p text:style-name="P2">0907 4.67</text:p>
      <text:p text:style-name="P2">1547 1.47</text:p>
      <text:p text:style-name="P2">2141 4.75</text:p>
      <text:p text:style-name="P2"/>
      <text:p text:style-name="P2">14 - SA</text:p>
      <text:p text:style-name="P2">0419 1.38</text:p>
      <text:p text:style-name="P2">1013 4.85</text:p>
      <text:p text:style-name="P2">1649 1.27</text:p>
      <text:p text:style-name="P2">2244 4.97</text:p>
      <text:p text:style-name="P2"/>
      <text:p text:style-name="P2">15 - SU</text:p>
      <text:p text:style-name="P2">0518 1.15</text:p>
      <text:p text:style-name="P2">1114 5.10</text:p>
      <text:p text:style-name="P2">1746 1.03</text:p>
      <text:p text:style-name="P2">2342 5.24</text:p>
      <text:p text:style-name="P2"/>
      <text:p text:style-name="P2">16 - M</text:p>
      <text:p text:style-name="P2">0612 0.90</text:p>
      <text:p text:style-name="P2">1210 5.37</text:p>
      <text:p text:style-name="P2">1838 0.79</text:p>
      <text:p text:style-name="P2"/>
      <text:p text:style-name="P2"/>
      <text:p text:style-name="P2">17 - TU</text:p>
      <text:p text:style-name="P2">0036 5.50</text:p>
      <text:p text:style-name="P2">0702 0.68</text:p>
      <text:p text:style-name="P2">1302 5.62</text:p>
      <text:p text:style-name="P2">1926 0.59</text:p>
      <text:p text:style-name="P2"/>
      <text:p text:style-name="P2">18 - W</text:p>
      <text:p text:style-name="P2">0127 5.72</text:p>
      <text:p text:style-name="P2">0749 0.52</text:p>
      <text:p text:style-name="P2">1352 5.80</text:p>
      <text:p text:style-name="P2">2012 0.46</text:p>
      <text:p text:style-name="P2"/>
      <text:p text:style-name="P2">19 - TH</text:p>
      <text:p text:style-name="P2">0216 5.85</text:p>
      <text:p text:style-name="P2">0834 0.43</text:p>
      <text:p text:style-name="P2">1440 5.89</text:p>
      <text:p text:style-name="P2">2056 0.42</text:p>
      <text:p text:style-name="P2"/>
      <text:p text:style-name="P2">20 - F</text:p>
      <text:p text:style-name="P2">0304 5.89</text:p>
      <text:p text:style-name="P2">0918 0.43</text:p>
      <text:p text:style-name="P2">1528 5.87</text:p>
      <text:p text:style-name="P2">2140 0.47</text:p>
      <text:p text:style-name="P2"/>
      <text:p text:style-name="P2">21 - SA</text:p>
      <text:p text:style-name="P2">0352 5.82</text:p>
      <text:p text:style-name="P2">1002 0.53</text:p>
      <text:p text:style-name="P2">1616 5.75</text:p>
      <text:p text:style-name="P2">2224 0.61</text:p>
      <text:p text:style-name="P2"/>
      <text:p text:style-name="P2">22 - SU</text:p>
      <text:p text:style-name="P2">0441 5.66</text:p>
      <text:p text:style-name="P2">1047 0.70</text:p>
      <text:p text:style-name="P2">1706 5.54</text:p>
      <text:p text:style-name="P2">2310 0.82</text:p>
      <text:p text:style-name="P2"/>
      <text:p text:style-name="P2">23 - M</text:p>
      <text:p text:style-name="P2">0532 5.41</text:p>
      <text:p text:style-name="P2">1134 0.94</text:p>
      <text:p text:style-name="P2">1758 5.27</text:p>
      <text:p text:style-name="P2">2358 1.08</text:p>
      <text:p text:style-name="P2"/>
      <text:p text:style-name="P2">24 - TU</text:p>
      <text:p text:style-name="P2">0626 5.12</text:p>
      <text:p text:style-name="P2">1224 1.22</text:p>
      <text:p text:style-name="P2">1854 4.97</text:p>
      <text:p text:style-name="P2"/>
      <text:p text:style-name="P2"/>
      <text:p text:style-name="P2">25 - W</text:p>
      <text:p text:style-name="P2">0052 1.35</text:p>
      <text:p text:style-name="P2">0725 4.83</text:p>
      <text:p text:style-name="P2">1321 1.48</text:p>
      <text:p text:style-name="P2">1957 4.70</text:p>
      <text:p text:style-name="P2"/>
      <text:p text:style-name="P2">26 - TH</text:p>
      <text:p text:style-name="P2">0152 1.60</text:p>
      <text:p text:style-name="P2">0830 4.60</text:p>
      <text:p text:style-name="P2">1425 1.69</text:p>
      <text:p text:style-name="P2">2105 4.53</text:p>
      <text:p text:style-name="P2"/>
      <text:p text:style-name="P2">27 - F</text:p>
      <text:p text:style-name="P2">0300 1.76</text:p>
      <text:p text:style-name="P2">0940 4.48</text:p>
      <text:p text:style-name="P2">1535 1.79</text:p>
      <text:p text:style-name="P2">2214 4.47</text:p>
      <text:p text:style-name="P2"/>
      <text:p text:style-name="P2">28 - SA</text:p>
      <text:p text:style-name="P2">0410 1.79</text:p>
      <text:p text:style-name="P2">1047 4.48</text:p>
      <text:p text:style-name="P2">1642 1.77</text:p>
      <text:p text:style-name="P2">2318 4.51</text:p>
      <text:p text:style-name="P2"/>
      <text:p text:style-name="P2">29 - SU</text:p>
      <text:p text:style-name="P2">0512 1.73</text:p>
      <text:p text:style-name="P2">1147 4.56</text:p>
      <text:p text:style-name="P2">1739 1.67</text:p>
      <text:p text:style-name="P2"/>
      <text:p text:style-name="P2"/>
      <text:p text:style-name="P2">30 - M</text:p>
      <text:p text:style-name="P2">0014 4.61</text:p>
      <text:p text:style-name="P2">0604 1.60</text:p>
      <text:p text:style-name="P2">1238 4.66</text:p>
      <text:p text:style-name="P2">1827 1.52</text:p>
      <text:p text:style-name="P2"/>
      <text:p text:style-name="P2">31 - TU</text:p>
      <text:p text:style-name="P2">0100 4.72</text:p>
      <text:p text:style-name="P2">0648 1.44</text:p>
      <text:p text:style-name="P2">1320 4.76</text:p>
      <text:p text:style-name="P2">1908 1.36</text:p>
      <text:p text:style-name="P2"/>
      <text:p text:style-name="P2">August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138 4.80</text:p>
      <text:p text:style-name="P2">0727 1.28</text:p>
      <text:p text:style-name="P2">1355 4.84</text:p>
      <text:p text:style-name="P2">1946 1.21</text:p>
      <text:p text:style-name="P2"/>
      <text:p text:style-name="P2">2 - TH</text:p>
      <text:p text:style-name="P2">0210 4.88</text:p>
      <text:p text:style-name="P2">0804 1.14</text:p>
      <text:p text:style-name="P2">1424 4.92</text:p>
      <text:p text:style-name="P2">2022 1.08</text:p>
      <text:p text:style-name="P2"/>
      <text:p text:style-name="P2">3 - F</text:p>
      <text:p text:style-name="P2">0237 4.95</text:p>
      <text:p text:style-name="P2">0840 1.03</text:p>
      <text:p text:style-name="P2">1450 4.99</text:p>
      <text:p text:style-name="P2">2058 0.99</text:p>
      <text:p text:style-name="P2"/>
      <text:p text:style-name="P2">4 - SA</text:p>
      <text:p text:style-name="P2">0303 5.03</text:p>
      <text:p text:style-name="P2">0916 0.96</text:p>
      <text:p text:style-name="P2">1517 5.07</text:p>
      <text:p text:style-name="P2">2135 0.94</text:p>
      <text:p text:style-name="P2"/>
      <text:p text:style-name="P2">5 - SU</text:p>
      <text:p text:style-name="P2">0331 5.11</text:p>
      <text:p text:style-name="P2">0953 0.94</text:p>
      <text:p text:style-name="P2">1547 5.13</text:p>
      <text:p text:style-name="P2">2212 0.95</text:p>
      <text:p text:style-name="P2"/>
      <text:p text:style-name="P2">6 - M</text:p>
      <text:p text:style-name="P2">0404 5.15</text:p>
      <text:p text:style-name="P2">1031 0.98</text:p>
      <text:p text:style-name="P2">1623 5.15</text:p>
      <text:p text:style-name="P2">2250 1.02</text:p>
      <text:p text:style-name="P2"/>
      <text:p text:style-name="P2">7 - TU</text:p>
      <text:p text:style-name="P2">0443 5.13</text:p>
      <text:p text:style-name="P2">1111 1.08</text:p>
      <text:p text:style-name="P2">1704 5.10</text:p>
      <text:p text:style-name="P2">2333 1.15</text:p>
      <text:p text:style-name="P2"/>
      <text:p text:style-name="P2">8 - W</text:p>
      <text:p text:style-name="P2">0527 5.05</text:p>
      <text:p text:style-name="P2">1156 1.23</text:p>
      <text:p text:style-name="P2">1752 4.98</text:p>
      <text:p text:style-name="P2"/>
      <text:p text:style-name="P2"/>
      <text:p text:style-name="P2">9 - TH</text:p>
      <text:p text:style-name="P2">0021 1.31</text:p>
      <text:p text:style-name="P2">0618 4.91</text:p>
      <text:p text:style-name="P2">1249 1.40</text:p>
      <text:p text:style-name="P2">1847 4.83</text:p>
      <text:p text:style-name="P2"/>
      <text:p text:style-name="P2">10 - F</text:p>
      <text:p text:style-name="P2">0119 1.48</text:p>
      <text:p text:style-name="P2">0719 4.76</text:p>
      <text:p text:style-name="P2">1353 1.55</text:p>
      <text:p text:style-name="P2">1953 4.70</text:p>
      <text:p text:style-name="P2"/>
      <text:p text:style-name="P2">11 - SA</text:p>
      <text:p text:style-name="P2">0230 1.58</text:p>
      <text:p text:style-name="P2">0829 4.67</text:p>
      <text:p text:style-name="P2">1508 1.59</text:p>
      <text:p text:style-name="P2">2107 4.68</text:p>
      <text:p text:style-name="P2"/>
      <text:p text:style-name="P2">12 - SU</text:p>
      <text:p text:style-name="P2">0347 1.54</text:p>
      <text:p text:style-name="P2">0945 4.73</text:p>
      <text:p text:style-name="P2">1625 1.46</text:p>
      <text:p text:style-name="P2">2222 4.82</text:p>
      <text:p text:style-name="P2"/>
      <text:p text:style-name="P2">13 - M</text:p>
      <text:p text:style-name="P2">0459 1.34</text:p>
      <text:p text:style-name="P2">1056 4.94</text:p>
      <text:p text:style-name="P2">1731 1.20</text:p>
      <text:p text:style-name="P2">2329 5.09</text:p>
      <text:p text:style-name="P2"/>
      <text:p text:style-name="P2">14 - TU</text:p>
      <text:p text:style-name="P2">0601 1.05</text:p>
      <text:p text:style-name="P2">1159 5.25</text:p>
      <text:p text:style-name="P2">1828 0.89</text:p>
      <text:p text:style-name="P2"/>
      <text:p text:style-name="P2"/>
      <text:p text:style-name="P2">15 - W</text:p>
      <text:p text:style-name="P2">0027 5.42</text:p>
      <text:p text:style-name="P2">0654 0.74</text:p>
      <text:p text:style-name="P2">1254 5.58</text:p>
      <text:p text:style-name="P2">1918 0.61</text:p>
      <text:p text:style-name="P2"/>
      <text:p text:style-name="P2">16 - TH</text:p>
      <text:p text:style-name="P2">0119 5.72</text:p>
      <text:p text:style-name="P2">0741 0.49</text:p>
      <text:p text:style-name="P2">1343 5.84</text:p>
      <text:p text:style-name="P2">2003 0.40</text:p>
      <text:p text:style-name="P2"/>
      <text:p text:style-name="P2">17 - F</text:p>
      <text:p text:style-name="P2">0207 5.94</text:p>
      <text:p text:style-name="P2">0824 0.33</text:p>
      <text:p text:style-name="P2">1430 6.01</text:p>
      <text:p text:style-name="P2">2044 0.29</text:p>
      <text:p text:style-name="P2"/>
      <text:p text:style-name="P2">18 - SA</text:p>
      <text:p text:style-name="P2">0252 6.04</text:p>
      <text:p text:style-name="P2">0904 0.28</text:p>
      <text:p text:style-name="P2">1514 6.03</text:p>
      <text:p text:style-name="P2">2124 0.30</text:p>
      <text:p text:style-name="P2"/>
      <text:p text:style-name="P2">19 - SU</text:p>
      <text:p text:style-name="P2">0336 5.99</text:p>
      <text:p text:style-name="P2">0943 0.35</text:p>
      <text:p text:style-name="P2">1558 5.92</text:p>
      <text:p text:style-name="P2">2203 0.43</text:p>
      <text:p text:style-name="P2"/>
      <text:p text:style-name="P2">20 - M</text:p>
      <text:p text:style-name="P2">0420 5.82</text:p>
      <text:p text:style-name="P2">1022 0.53</text:p>
      <text:p text:style-name="P2">1642 5.68</text:p>
      <text:p text:style-name="P2">2242 0.66</text:p>
      <text:p text:style-name="P2"/>
      <text:p text:style-name="P2">21 - TU</text:p>
      <text:p text:style-name="P2">0505 5.52</text:p>
      <text:p text:style-name="P2">1102 0.81</text:p>
      <text:p text:style-name="P2">1728 5.34</text:p>
      <text:p text:style-name="P2">2323 0.97</text:p>
      <text:p text:style-name="P2"/>
      <text:p text:style-name="P2">22 - W</text:p>
      <text:p text:style-name="P2">0551 5.14</text:p>
      <text:p text:style-name="P2">1145 1.15</text:p>
      <text:p text:style-name="P2">1816 4.93</text:p>
      <text:p text:style-name="P2"/>
      <text:p text:style-name="P2"/>
      <text:p text:style-name="P2">23 - TH</text:p>
      <text:p text:style-name="P2">0008 1.34</text:p>
      <text:p text:style-name="P2">0643 4.73</text:p>
      <text:p text:style-name="P2">1233 1.52</text:p>
      <text:p text:style-name="P2">1912 4.53</text:p>
      <text:p text:style-name="P2"/>
      <text:p text:style-name="P2">24 - F</text:p>
      <text:p text:style-name="P2">0101 1.70</text:p>
      <text:p text:style-name="P2">0745 4.35</text:p>
      <text:p text:style-name="P2">1332 1.87</text:p>
      <text:p text:style-name="P2">2022 4.21</text:p>
      <text:p text:style-name="P2"/>
      <text:p text:style-name="P2">25 - SA</text:p>
      <text:p text:style-name="P2">0206 2.00</text:p>
      <text:p text:style-name="P2">0902 4.11</text:p>
      <text:p text:style-name="P2">1445 2.10</text:p>
      <text:p text:style-name="P2">2145 4.07</text:p>
      <text:p text:style-name="P2"/>
      <text:p text:style-name="P2">26 - SU</text:p>
      <text:p text:style-name="P2">0327 2.14</text:p>
      <text:p text:style-name="P2">1025 4.08</text:p>
      <text:p text:style-name="P2">1609 2.12</text:p>
      <text:p text:style-name="P2">2302 4.14</text:p>
      <text:p text:style-name="P2"/>
      <text:p text:style-name="P2">27 - M</text:p>
      <text:p text:style-name="P2">0447 2.06</text:p>
      <text:p text:style-name="P2">1134 4.22</text:p>
      <text:p text:style-name="P2">1719 1.96</text:p>
      <text:p text:style-name="P2"/>
      <text:p text:style-name="P2"/>
      <text:p text:style-name="P2">28 - TU</text:p>
      <text:p text:style-name="P2">0002 4.32</text:p>
      <text:p text:style-name="P2">0547 1.84</text:p>
      <text:p text:style-name="P2">1226 4.42</text:p>
      <text:p text:style-name="P2">1810 1.71</text:p>
      <text:p text:style-name="P2"/>
      <text:p text:style-name="P2">29 - W</text:p>
      <text:p text:style-name="P2">0046 4.53</text:p>
      <text:p text:style-name="P2">0632 1.58</text:p>
      <text:p text:style-name="P2">1305 4.63</text:p>
      <text:p text:style-name="P2">1851 1.44</text:p>
      <text:p text:style-name="P2"/>
      <text:p text:style-name="P2">30 - TH</text:p>
      <text:p text:style-name="P2">0121 4.73</text:p>
      <text:p text:style-name="P2">0710 1.30</text:p>
      <text:p text:style-name="P2">1335 4.83</text:p>
      <text:p text:style-name="P2">1927 1.17</text:p>
      <text:p text:style-name="P2"/>
      <text:p text:style-name="P2">31 - F</text:p>
      <text:p text:style-name="P2">0148 4.92</text:p>
      <text:p text:style-name="P2">0745 1.05</text:p>
      <text:p text:style-name="P2">1400 5.02</text:p>
      <text:p text:style-name="P2">2002 0.93</text:p>
      <text:p text:style-name="P2"/>
      <text:p text:style-name="P2"><text:soft-page-break/>September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211 5.12</text:p>
      <text:p text:style-name="P2">0819 0.84</text:p>
      <text:p text:style-name="P2">1423 5.21</text:p>
      <text:p text:style-name="P2">2036 0.75</text:p>
      <text:p text:style-name="P2"/>
      <text:p text:style-name="P2">2 - SU</text:p>
      <text:p text:style-name="P2">0236 5.30</text:p>
      <text:p text:style-name="P2">0853 0.69</text:p>
      <text:p text:style-name="P2">1450 5.39</text:p>
      <text:p text:style-name="P2">2110 0.65</text:p>
      <text:p text:style-name="P2"/>
      <text:p text:style-name="P2">3 - M</text:p>
      <text:p text:style-name="P2">0305 5.45</text:p>
      <text:p text:style-name="P2">0927 0.62</text:p>
      <text:p text:style-name="P2">1521 5.50</text:p>
      <text:p text:style-name="P2">2144 0.63</text:p>
      <text:p text:style-name="P2"/>
      <text:p text:style-name="P2">4 - TU</text:p>
      <text:p text:style-name="P2">0338 5.53</text:p>
      <text:p text:style-name="P2">1002 0.65</text:p>
      <text:p text:style-name="P2">1557 5.53</text:p>
      <text:p text:style-name="P2">2220 0.70</text:p>
      <text:p text:style-name="P2"/>
      <text:p text:style-name="P2">5 - W</text:p>
      <text:p text:style-name="P2">0416 5.50</text:p>
      <text:p text:style-name="P2">1039 0.78</text:p>
      <text:p text:style-name="P2">1637 5.44</text:p>
      <text:p text:style-name="P2">2259 0.87</text:p>
      <text:p text:style-name="P2"/>
      <text:p text:style-name="P2">6 - TH</text:p>
      <text:p text:style-name="P2">0459 5.36</text:p>
      <text:p text:style-name="P2">1121 0.99</text:p>
      <text:p text:style-name="P2">1723 5.25</text:p>
      <text:p text:style-name="P2">2344 1.12</text:p>
      <text:p text:style-name="P2"/>
      <text:p text:style-name="P2">7 - F</text:p>
      <text:p text:style-name="P2">0549 5.12</text:p>
      <text:p text:style-name="P2">1210 1.26</text:p>
      <text:p text:style-name="P2">1817 4.97</text:p>
      <text:p text:style-name="P2"/>
      <text:p text:style-name="P2"/>
      <text:p text:style-name="P2">8 - SA</text:p>
      <text:p text:style-name="P2">0039 1.41</text:p>
      <text:p text:style-name="P2">0648 4.84</text:p>
      <text:p text:style-name="P2">1314 1.54</text:p>
      <text:p text:style-name="P2">1923 4.71</text:p>
      <text:p text:style-name="P2"/>
      <text:p text:style-name="P2">9 - SU</text:p>
      <text:p text:style-name="P2">0154 1.64</text:p>
      <text:p text:style-name="P2">0802 4.63</text:p>
      <text:p text:style-name="P2">1439 1.69</text:p>
      <text:p text:style-name="P2">2044 4.59</text:p>
      <text:p text:style-name="P2"/>
      <text:p text:style-name="P2">10 - M</text:p>
      <text:p text:style-name="P2">0325 1.67</text:p>
      <text:p text:style-name="P2">0926 4.63</text:p>
      <text:p text:style-name="P2">1608 1.58</text:p>
      <text:p text:style-name="P2">2207 4.72</text:p>
      <text:p text:style-name="P2"/>
      <text:p text:style-name="P2">11 - TU</text:p>
      <text:p text:style-name="P2">0447 1.44</text:p>
      <text:p text:style-name="P2">1045 4.87</text:p>
      <text:p text:style-name="P2">1721 1.27</text:p>
      <text:p text:style-name="P2">2319 5.05</text:p>
      <text:p text:style-name="P2"/>
      <text:p text:style-name="P2">12 - W</text:p>
      <text:p text:style-name="P2">0551 1.08</text:p>
      <text:p text:style-name="P2">1149 5.25</text:p>
      <text:p text:style-name="P2">1818 0.89</text:p>
      <text:p text:style-name="P2"/>
      <text:p text:style-name="P2"/>
      <text:p text:style-name="P2">13 - TH</text:p>
      <text:p text:style-name="P2">0017 5.45</text:p>
      <text:p text:style-name="P2">0643 0.71</text:p>
      <text:p text:style-name="P2">1243 5.63</text:p>
      <text:p text:style-name="P2">1905 0.55</text:p>
      <text:p text:style-name="P2"/>
      <text:p text:style-name="P2">14 - F</text:p>
      <text:p text:style-name="P2">0107 5.80</text:p>
      <text:p text:style-name="P2">0727 0.42</text:p>
      <text:p text:style-name="P2">1330 5.93</text:p>
      <text:p text:style-name="P2">1947 0.31</text:p>
      <text:p text:style-name="P2"/>
      <text:p text:style-name="P2">15 - SA</text:p>
      <text:p text:style-name="P2">0152 6.04</text:p>
      <text:p text:style-name="P2">0806 0.24</text:p>
      <text:p text:style-name="P2">1414 6.10</text:p>
      <text:p text:style-name="P2">2025 0.20</text:p>
      <text:p text:style-name="P2"/>
      <text:p text:style-name="P2">16 - SU</text:p>
      <text:p text:style-name="P2">0235 6.13</text:p>
      <text:p text:style-name="P2">0843 0.19</text:p>
      <text:p text:style-name="P2">1455 6.12</text:p>
      <text:p text:style-name="P2">2101 0.22</text:p>
      <text:p text:style-name="P2"/>
      <text:p text:style-name="P2">17 - M</text:p>
      <text:p text:style-name="P2">0316 6.06</text:p>
      <text:p text:style-name="P2">0919 0.28</text:p>
      <text:p text:style-name="P2">1536 5.97</text:p>
      <text:p text:style-name="P2">2136 0.36</text:p>
      <text:p text:style-name="P2"/>
      <text:p text:style-name="P2">18 - TU</text:p>
      <text:p text:style-name="P2">0356 5.84</text:p>
      <text:p text:style-name="P2">0954 0.48</text:p>
      <text:p text:style-name="P2">1616 5.67</text:p>
      <text:p text:style-name="P2">2212 0.63</text:p>
      <text:p text:style-name="P2"/>
      <text:p text:style-name="P2">19 - W</text:p>
      <text:p text:style-name="P2">0436 5.49</text:p>
      <text:p text:style-name="P2">1030 0.79</text:p>
      <text:p text:style-name="P2">1656 5.28</text:p>
      <text:p text:style-name="P2">2249 0.98</text:p>
      <text:p text:style-name="P2"/>
      <text:p text:style-name="P2">20 - TH</text:p>
      <text:p text:style-name="P2">0516 5.05</text:p>
      <text:p text:style-name="P2">1108 1.17</text:p>
      <text:p text:style-name="P2">1738 4.82</text:p>
      <text:p text:style-name="P2">2329 1.38</text:p>
      <text:p text:style-name="P2"/>
      <text:p text:style-name="P2">21 - F</text:p>
      <text:p text:style-name="P2">0600 4.58</text:p>
      <text:p text:style-name="P2">1152 1.59</text:p>
      <text:p text:style-name="P2">1825 4.35</text:p>
      <text:p text:style-name="P2"/>
      <text:p text:style-name="P2"/>
      <text:p text:style-name="P2">22 - SA</text:p>
      <text:p text:style-name="P2">0017 1.80</text:p>
      <text:p text:style-name="P2">0655 4.14</text:p>
      <text:p text:style-name="P2">1246 2.00</text:p>
      <text:p text:style-name="P2">1932 3.96</text:p>
      <text:p text:style-name="P2"/>
      <text:p text:style-name="P2">23 - SU</text:p>
      <text:p text:style-name="P2">0120 2.16</text:p>
      <text:p text:style-name="P2">0820 3.83</text:p>
      <text:p text:style-name="P2">1401 2.29</text:p>
      <text:p text:style-name="P2">2114 3.78</text:p>
      <text:p text:style-name="P2"/>
      <text:p text:style-name="P2">24 - M</text:p>
      <text:p text:style-name="P2">0248 2.34</text:p>
      <text:p text:style-name="P2">1003 3.81</text:p>
      <text:p text:style-name="P2">1536 2.33</text:p>
      <text:p text:style-name="P2">2244 3.90</text:p>
      <text:p text:style-name="P2"/>
      <text:p text:style-name="P2">25 - TU</text:p>
      <text:p text:style-name="P2">0419 2.24</text:p>
      <text:p text:style-name="P2">1117 4.02</text:p>
      <text:p text:style-name="P2">1654 2.11</text:p>
      <text:p text:style-name="P2">2343 4.15</text:p>
      <text:p text:style-name="P2"/>
      <text:p text:style-name="P2">26 - W</text:p>
      <text:p text:style-name="P2">0522 1.95</text:p>
      <text:p text:style-name="P2">1204 4.29</text:p>
      <text:p text:style-name="P2">1746 1.78</text:p>
      <text:p text:style-name="P2"/>
      <text:p text:style-name="P2"/>
      <text:p text:style-name="P2">27 - TH</text:p>
      <text:p text:style-name="P2">0022 4.44</text:p>
      <text:p text:style-name="P2">0606 1.60</text:p>
      <text:p text:style-name="P2">1238 4.58</text:p>
      <text:p text:style-name="P2">1826 1.43</text:p>
      <text:p text:style-name="P2"/>
      <text:p text:style-name="P2">28 - F</text:p>
      <text:p text:style-name="P2">0051 4.72</text:p>
      <text:p text:style-name="P2">0644 1.25</text:p>
      <text:p text:style-name="P2">1303 4.86</text:p>
      <text:p text:style-name="P2">1901 1.08</text:p>
      <text:p text:style-name="P2"/>
      <text:p text:style-name="P2">29 - SA</text:p>
      <text:p text:style-name="P2">0115 5.00</text:p>
      <text:p text:style-name="P2">0718 0.93</text:p>
      <text:p text:style-name="P2">1326 5.14</text:p>
      <text:p text:style-name="P2">1935 0.79</text:p>
      <text:p text:style-name="P2"/>
      <text:p text:style-name="P2">30 - SU</text:p>
      <text:p text:style-name="P2">0139 5.28</text:p>
      <text:p text:style-name="P2">0752 0.67</text:p>
      <text:p text:style-name="P2">1352 5.42</text:p>
      <text:p text:style-name="P2">2009 0.57</text:p>
      <text:p text:style-name="P2"/>
      <text:p text:style-name="P2">31 - F</text:p>
      <text:p text:style-name="P2">0148 4.92</text:p>
      <text:p text:style-name="P2">0745 1.05</text:p>
      <text:p text:style-name="P2">1400 5.02</text:p>
      <text:p text:style-name="P2">2002 0.93</text:p>
      <text:p text:style-name="P2"/>
      <text:p text:style-name="P2">October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206 5.54</text:p>
      <text:p text:style-name="P2">0826 0.49</text:p>
      <text:p text:style-name="P2">1421 5.64</text:p>
      <text:p text:style-name="P2">2043 0.44</text:p>
      <text:p text:style-name="P2"/>
      <text:p text:style-name="P2">2 - TU</text:p>
      <text:p text:style-name="P2">0237 5.71</text:p>
      <text:p text:style-name="P2">0859 0.42</text:p>
      <text:p text:style-name="P2">1454 5.76</text:p>
      <text:p text:style-name="P2">2117 0.42</text:p>
      <text:p text:style-name="P2"/>
      <text:p text:style-name="P2">3 - W</text:p>
      <text:p text:style-name="P2">0313 5.78</text:p>
      <text:p text:style-name="P2">0934 0.46</text:p>
      <text:p text:style-name="P2">1532 5.76</text:p>
      <text:p text:style-name="P2">2152 0.53</text:p>
      <text:p text:style-name="P2"/>
      <text:p text:style-name="P2">4 - TH</text:p>
      <text:p text:style-name="P2">0352 5.71</text:p>
      <text:p text:style-name="P2">1011 0.62</text:p>
      <text:p text:style-name="P2">1613 5.62</text:p>
      <text:p text:style-name="P2">2231 0.74</text:p>
      <text:p text:style-name="P2"/>
      <text:p text:style-name="P2">5 - F</text:p>
      <text:p text:style-name="P2">0436 5.50</text:p>
      <text:p text:style-name="P2">1053 0.88</text:p>
      <text:p text:style-name="P2">1700 5.36</text:p>
      <text:p text:style-name="P2">2316 1.04</text:p>
      <text:p text:style-name="P2"/>
      <text:p text:style-name="P2">6 - SA</text:p>
      <text:p text:style-name="P2">0526 5.19</text:p>
      <text:p text:style-name="P2">1142 1.21</text:p>
      <text:p text:style-name="P2">1756 5.02</text:p>
      <text:p text:style-name="P2"/>
      <text:p text:style-name="P2"/>
      <text:p text:style-name="P2">7 - SU</text:p>
      <text:p text:style-name="P2">0013 1.39</text:p>
      <text:p text:style-name="P2">0628 4.85</text:p>
      <text:p text:style-name="P2">1249 1.54</text:p>
      <text:p text:style-name="P2">1905 4.71</text:p>
      <text:p text:style-name="P2"/>
      <text:p text:style-name="P2">8 - M</text:p>
      <text:p text:style-name="P2">0131 1.66</text:p>
      <text:p text:style-name="P2">0746 4.61</text:p>
      <text:p text:style-name="P2">1419 1.71</text:p>
      <text:p text:style-name="P2">2029 4.58</text:p>
      <text:p text:style-name="P2"/>
      <text:p text:style-name="P2">9 - TU</text:p>
      <text:p text:style-name="P2">0308 1.69</text:p>
      <text:p text:style-name="P2">0913 4.63</text:p>
      <text:p text:style-name="P2">1553 1.58</text:p>
      <text:p text:style-name="P2">2154 4.74</text:p>
      <text:p text:style-name="P2"/>
      <text:p text:style-name="P2">10 - W</text:p>
      <text:p text:style-name="P2">0432 1.43</text:p>
      <text:p text:style-name="P2">1031 4.91</text:p>
      <text:p text:style-name="P2">1705 1.24</text:p>
      <text:p text:style-name="P2">2304 5.10</text:p>
      <text:p text:style-name="P2"/>
      <text:p text:style-name="P2">11 - TH</text:p>
      <text:p text:style-name="P2">0534 1.05</text:p>
      <text:p text:style-name="P2">1133 5.30</text:p>
      <text:p text:style-name="P2">1800 0.86</text:p>
      <text:p text:style-name="P2"/>
      <text:p text:style-name="P2"/>
      <text:p text:style-name="P2">12 - F</text:p>
      <text:p text:style-name="P2">0000 5.50</text:p>
      <text:p text:style-name="P2">0623 0.69</text:p>
      <text:p text:style-name="P2">1225 5.67</text:p>
      <text:p text:style-name="P2">1845 0.54</text:p>
      <text:p text:style-name="P2"/>
      <text:p text:style-name="P2">13 - SA</text:p>
      <text:p text:style-name="P2">0048 5.83</text:p>
      <text:p text:style-name="P2">0705 0.42</text:p>
      <text:p text:style-name="P2">1311 5.94</text:p>
      <text:p text:style-name="P2">1925 0.33</text:p>
      <text:p text:style-name="P2"/>
      <text:p text:style-name="P2">14 - SU</text:p>
      <text:p text:style-name="P2">0132 6.03</text:p>
      <text:p text:style-name="P2">0743 0.27</text:p>
      <text:p text:style-name="P2">1353 6.07</text:p>
      <text:p text:style-name="P2">2001 0.24</text:p>
      <text:p text:style-name="P2"/>
      <text:p text:style-name="P2">15 - M</text:p>
      <text:p text:style-name="P2">0213 6.07</text:p>
      <text:p text:style-name="P2">0818 0.25</text:p>
      <text:p text:style-name="P2">1433 6.03</text:p>
      <text:p text:style-name="P2">2035 0.29</text:p>
      <text:p text:style-name="P2"/>
      <text:p text:style-name="P2">16 - TU</text:p>
      <text:p text:style-name="P2">0252 5.95</text:p>
      <text:p text:style-name="P2">0852 0.36</text:p>
      <text:p text:style-name="P2">1512 5.84</text:p>
      <text:p text:style-name="P2">2109 0.46</text:p>
      <text:p text:style-name="P2"/>
      <text:p text:style-name="P2">17 - W</text:p>
      <text:p text:style-name="P2">0330 5.69</text:p>
      <text:p text:style-name="P2">0925 0.58</text:p>
      <text:p text:style-name="P2">1549 5.52</text:p>
      <text:p text:style-name="P2">2143 0.73</text:p>
      <text:p text:style-name="P2"/>
      <text:p text:style-name="P2">18 - TH</text:p>
      <text:p text:style-name="P2">0407 5.33</text:p>
      <text:p text:style-name="P2">1000 0.89</text:p>
      <text:p text:style-name="P2">1626 5.12</text:p>
      <text:p text:style-name="P2">2219 1.07</text:p>
      <text:p text:style-name="P2"/>
      <text:p text:style-name="P2">19 - F</text:p>
      <text:p text:style-name="P2">0444 4.90</text:p>
      <text:p text:style-name="P2">1038 1.26</text:p>
      <text:p text:style-name="P2">1702 4.68</text:p>
      <text:p text:style-name="P2">2258 1.46</text:p>
      <text:p text:style-name="P2"/>
      <text:p text:style-name="P2">20 - SA</text:p>
      <text:p text:style-name="P2">0521 4.46</text:p>
      <text:p text:style-name="P2">1120 1.67</text:p>
      <text:p text:style-name="P2">1742 4.24</text:p>
      <text:p text:style-name="P2">2345 1.86</text:p>
      <text:p text:style-name="P2"/>
      <text:p text:style-name="P2">21 - SU</text:p>
      <text:p text:style-name="P2">0606 4.05</text:p>
      <text:p text:style-name="P2">1213 2.04</text:p>
      <text:p text:style-name="P2">1837 3.88</text:p>
      <text:p text:style-name="P2"/>
      <text:p text:style-name="P2"/>
      <text:p text:style-name="P2">22 - M</text:p>
      <text:p text:style-name="P2">0046 2.20</text:p>
      <text:p text:style-name="P2">0723 3.74</text:p>
      <text:p text:style-name="P2">1326 2.32</text:p>
      <text:p text:style-name="P2">2024 3.68</text:p>
      <text:p text:style-name="P2"/>
      <text:p text:style-name="P2">23 - TU</text:p>
      <text:p text:style-name="P2">0210 2.37</text:p>
      <text:p text:style-name="P2">0922 3.70</text:p>
      <text:p text:style-name="P2">1457 2.35</text:p>
      <text:p text:style-name="P2">2206 3.79</text:p>
      <text:p text:style-name="P2"/>
      <text:p text:style-name="P2">24 - W</text:p>
      <text:p text:style-name="P2">0339 2.26</text:p>
      <text:p text:style-name="P2">1038 3.91</text:p>
      <text:p text:style-name="P2">1614 2.13</text:p>
      <text:p text:style-name="P2">2303 4.05</text:p>
      <text:p text:style-name="P2"/>
      <text:p text:style-name="P2">25 - TH</text:p>
      <text:p text:style-name="P2">0443 1.96</text:p>
      <text:p text:style-name="P2">1123 4.21</text:p>
      <text:p text:style-name="P2">1708 1.78</text:p>
      <text:p text:style-name="P2">2340 4.37</text:p>
      <text:p text:style-name="P2"/>
      <text:p text:style-name="P2">26 - F</text:p>
      <text:p text:style-name="P2">0531 1.59</text:p>
      <text:p text:style-name="P2">1155 4.53</text:p>
      <text:p text:style-name="P2">1751 1.40</text:p>
      <text:p text:style-name="P2"/>
      <text:p text:style-name="P2"/>
      <text:p text:style-name="P2">27 - SA</text:p>
      <text:p text:style-name="P2">0008 4.70</text:p>
      <text:p text:style-name="P2">0611 1.21</text:p>
      <text:p text:style-name="P2">1221 4.88</text:p>
      <text:p text:style-name="P2">1829 1.04</text:p>
      <text:p text:style-name="P2"/>
      <text:p text:style-name="P2">28 - SU</text:p>
      <text:p text:style-name="P2">0035 5.05</text:p>
      <text:p text:style-name="P2">0647 0.87</text:p>
      <text:p text:style-name="P2">1249 5.22</text:p>
      <text:p text:style-name="P2">1905 0.73</text:p>
      <text:p text:style-name="P2"/>
      <text:p text:style-name="P2">29 - M</text:p>
      <text:p text:style-name="P2">0104 5.38</text:p>
      <text:p text:style-name="P2">0723 0.60</text:p>
      <text:p text:style-name="P2">1319 5.53</text:p>
      <text:p text:style-name="P2">1941 0.50</text:p>
      <text:p text:style-name="P2"/>
      <text:p text:style-name="P2">30 - TU</text:p>
      <text:p text:style-name="P2">0136 5.65</text:p>
      <text:p text:style-name="P2">0758 0.43</text:p>
      <text:p text:style-name="P2">1353 5.75</text:p>
      <text:p text:style-name="P2">2016 0.38</text:p>
      <text:p text:style-name="P2"/>
      <text:p text:style-name="P2">31 - W</text:p>
      <text:p text:style-name="P2">0212 5.82</text:p>
      <text:p text:style-name="P2">0834 0.36</text:p>
      <text:p text:style-name="P2">1430 5.86</text:p>
      <text:p text:style-name="P2">2052 0.38</text:p>
      <text:p text:style-name="P2"/>
      <text:p text:style-name="P2">November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250 5.86</text:p>
      <text:p text:style-name="P2">0911 0.42</text:p>
      <text:p text:style-name="P2">1511 5.83</text:p>
      <text:p text:style-name="P2">2130 0.49</text:p>
      <text:p text:style-name="P2"/>
      <text:p text:style-name="P2">2 - F</text:p>
      <text:p text:style-name="P2">0332 5.76</text:p>
      <text:p text:style-name="P2">0950 0.59</text:p>
      <text:p text:style-name="P2">1555 5.66</text:p>
      <text:p text:style-name="P2">2211 0.71</text:p>
      <text:p text:style-name="P2"/>
      <text:p text:style-name="P2">3 - SA</text:p>
      <text:p text:style-name="P2">0419 5.53</text:p>
      <text:p text:style-name="P2">1034 0.86</text:p>
      <text:p text:style-name="P2">1645 5.39</text:p>
      <text:p text:style-name="P2">2259 1.02</text:p>
      <text:p text:style-name="P2"/>
      <text:p text:style-name="P2">4 - SU</text:p>
      <text:p text:style-name="P2">0513 5.22</text:p>
      <text:p text:style-name="P2">1127 1.18</text:p>
      <text:p text:style-name="P2">1743 5.06</text:p>
      <text:p text:style-name="P2">2359 1.34</text:p>
      <text:p text:style-name="P2"/>
      <text:p text:style-name="P2">5 - M</text:p>
      <text:p text:style-name="P2">0617 4.91</text:p>
      <text:p text:style-name="P2">1235 1.48</text:p>
      <text:p text:style-name="P2">1854 4.78</text:p>
      <text:p text:style-name="P2"/>
      <text:p text:style-name="P2"/>
      <text:p text:style-name="P2">6 - TU</text:p>
      <text:p text:style-name="P2">0117 1.58</text:p>
      <text:p text:style-name="P2">0733 4.71</text:p>
      <text:p text:style-name="P2">1402 1.62</text:p>
      <text:p text:style-name="P2">2015 4.69</text:p>
      <text:p text:style-name="P2"/>
      <text:p text:style-name="P2">7 - W</text:p>
      <text:p text:style-name="P2">0247 1.59</text:p>
      <text:p text:style-name="P2">0855 4.74</text:p>
      <text:p text:style-name="P2">1529 1.50</text:p>
      <text:p text:style-name="P2">2134 4.84</text:p>
      <text:p text:style-name="P2"/>
      <text:p text:style-name="P2">8 - TH</text:p>
      <text:p text:style-name="P2">0406 1.37</text:p>
      <text:p text:style-name="P2">1009 4.98</text:p>
      <text:p text:style-name="P2">1639 1.22</text:p>
      <text:p text:style-name="P2">2241 5.14</text:p>
      <text:p text:style-name="P2"/>
      <text:p text:style-name="P2">9 - F</text:p>
      <text:p text:style-name="P2">0507 1.06</text:p>
      <text:p text:style-name="P2">1110 5.30</text:p>
      <text:p text:style-name="P2">1733 0.91</text:p>
      <text:p text:style-name="P2">2337 5.45</text:p>
      <text:p text:style-name="P2"/>
      <text:p text:style-name="P2">10 - SA</text:p>
      <text:p text:style-name="P2">0557 0.78</text:p>
      <text:p text:style-name="P2">1202 5.59</text:p>
      <text:p text:style-name="P2">1818 0.66</text:p>
      <text:p text:style-name="P2"/>
      <text:p text:style-name="P2"/>
      <text:p text:style-name="P2">11 - SU</text:p>
      <text:p text:style-name="P2">0025 5.70</text:p>
      <text:p text:style-name="P2">0639 0.57</text:p>
      <text:p text:style-name="P2">1248 5.78</text:p>
      <text:p text:style-name="P2">1858 0.51</text:p>
      <text:p text:style-name="P2"/>
      <text:p text:style-name="P2">12 - M</text:p>
      <text:p text:style-name="P2">0110 5.83</text:p>
      <text:p text:style-name="P2">0717 0.47</text:p>
      <text:p text:style-name="P2">1331 5.85</text:p>
      <text:p text:style-name="P2">1935 0.46</text:p>
      <text:p text:style-name="P2"/>
      <text:p text:style-name="P2">13 - TU</text:p>
      <text:p text:style-name="P2">0151 5.83</text:p>
      <text:p text:style-name="P2">0752 0.48</text:p>
      <text:p text:style-name="P2">1411 5.77</text:p>
      <text:p text:style-name="P2">2009 0.52</text:p>
      <text:p text:style-name="P2"/>
      <text:p text:style-name="P2">14 - W</text:p>
      <text:p text:style-name="P2">0230 5.69</text:p>
      <text:p text:style-name="P2">0826 0.59</text:p>
      <text:p text:style-name="P2">1449 5.58</text:p>
      <text:p text:style-name="P2">2044 0.67</text:p>
      <text:p text:style-name="P2"/>
      <text:p text:style-name="P2">15 - TH</text:p>
      <text:p text:style-name="P2">0308 5.44</text:p>
      <text:p text:style-name="P2">0901 0.78</text:p>
      <text:p text:style-name="P2">1526 5.29</text:p>
      <text:p text:style-name="P2">2118 0.90</text:p>
      <text:p text:style-name="P2"/>
      <text:p text:style-name="P2">16 - F</text:p>
      <text:p text:style-name="P2">0343 5.12</text:p>
      <text:p text:style-name="P2">0937 1.04</text:p>
      <text:p text:style-name="P2">1601 4.94</text:p>
      <text:p text:style-name="P2">2155 1.19</text:p>
      <text:p text:style-name="P2"/>
      <text:p text:style-name="P2">17 - SA</text:p>
      <text:p text:style-name="P2">0418 4.76</text:p>
      <text:p text:style-name="P2">1015 1.35</text:p>
      <text:p text:style-name="P2">1635 4.59</text:p>
      <text:p text:style-name="P2">2236 1.51</text:p>
      <text:p text:style-name="P2"/>
      <text:p text:style-name="P2">18 - SU</text:p>
      <text:p text:style-name="P2">0452 4.42</text:p>
      <text:p text:style-name="P2">1058 1.67</text:p>
      <text:p text:style-name="P2">1710 4.26</text:p>
      <text:p text:style-name="P2">2322 1.82</text:p>
      <text:p text:style-name="P2"/>
      <text:p text:style-name="P2">19 - M</text:p>
      <text:p text:style-name="P2">0531 4.11</text:p>
      <text:p text:style-name="P2">1149 1.96</text:p>
      <text:p text:style-name="P2">1755 3.99</text:p>
      <text:p text:style-name="P2"/>
      <text:p text:style-name="P2"/>
      <text:p text:style-name="P2">20 - TU</text:p>
      <text:p text:style-name="P2">0020 2.07</text:p>
      <text:p text:style-name="P2">0626 3.88</text:p>
      <text:p text:style-name="P2">1254 2.16</text:p>
      <text:p text:style-name="P2">1905 3.81</text:p>
      <text:p text:style-name="P2"/>
      <text:p text:style-name="P2">21 - W</text:p>
      <text:p text:style-name="P2">0132 2.20</text:p>
      <text:p text:style-name="P2">0752 3.79</text:p>
      <text:p text:style-name="P2">1411 2.20</text:p>
      <text:p text:style-name="P2">2038 3.83</text:p>
      <text:p text:style-name="P2"/>
      <text:p text:style-name="P2">22 - TH</text:p>
      <text:p text:style-name="P2">0248 2.14</text:p>
      <text:p text:style-name="P2">0918 3.91</text:p>
      <text:p text:style-name="P2">1523 2.04</text:p>
      <text:p text:style-name="P2">2149 4.03</text:p>
      <text:p text:style-name="P2"/>
      <text:p text:style-name="P2">23 - F</text:p>
      <text:p text:style-name="P2">0354 1.90</text:p>
      <text:p text:style-name="P2">1014 4.17</text:p>
      <text:p text:style-name="P2">1622 1.75</text:p>
      <text:p text:style-name="P2">2237 4.33</text:p>
      <text:p text:style-name="P2"/>
      <text:p text:style-name="P2">24 - SA</text:p>
      <text:p text:style-name="P2">0447 1.58</text:p>
      <text:p text:style-name="P2">1057 4.50</text:p>
      <text:p text:style-name="P2">1711 1.41</text:p>
      <text:p text:style-name="P2">2316 4.68</text:p>
      <text:p text:style-name="P2"/>
      <text:p text:style-name="P2">25 - SU</text:p>
      <text:p text:style-name="P2">0533 1.24</text:p>
      <text:p text:style-name="P2">1134 4.86</text:p>
      <text:p text:style-name="P2">1754 1.08</text:p>
      <text:p text:style-name="P2">2353 5.04</text:p>
      <text:p text:style-name="P2"/>
      <text:p text:style-name="P2">26 - M</text:p>
      <text:p text:style-name="P2">0615 0.93</text:p>
      <text:p text:style-name="P2">1212 5.21</text:p>
      <text:p text:style-name="P2">1835 0.79</text:p>
      <text:p text:style-name="P2"/>
      <text:p text:style-name="P2"/>
      <text:p text:style-name="P2">27 - TU</text:p>
      <text:p text:style-name="P2">0031 5.37</text:p>
      <text:p text:style-name="P2">0655 0.67</text:p>
      <text:p text:style-name="P2">1250 5.51</text:p>
      <text:p text:style-name="P2">1914 0.57</text:p>
      <text:p text:style-name="P2"/>
      <text:p text:style-name="P2">28 - W</text:p>
      <text:p text:style-name="P2">0110 5.63</text:p>
      <text:p text:style-name="P2">0734 0.50</text:p>
      <text:p text:style-name="P2">1330 5.72</text:p>
      <text:p text:style-name="P2">1954 0.45</text:p>
      <text:p text:style-name="P2"/>
      <text:p text:style-name="P2">29 - TH</text:p>
      <text:p text:style-name="P2">0151 5.79</text:p>
      <text:p text:style-name="P2">0813 0.43</text:p>
      <text:p text:style-name="P2">1412 5.82</text:p>
      <text:p text:style-name="P2">2033 0.43</text:p>
      <text:p text:style-name="P2"/>
      <text:p text:style-name="P2">30 - F</text:p>
      <text:p text:style-name="P2">0234 5.83</text:p>
      <text:p text:style-name="P2">0854 0.46</text:p>
      <text:p text:style-name="P2">1456 5.80</text:p>
      <text:p text:style-name="P2">2115 0.5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cember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320 5.75</text:p>
      <text:p text:style-name="P2">0937 0.60</text:p>
      <text:p text:style-name="P2">1544 5.67</text:p>
      <text:p text:style-name="P2">2200 0.70</text:p>
      <text:p text:style-name="P2"/>
      <text:p text:style-name="P2">2 - SU</text:p>
      <text:p text:style-name="P2">0409 5.57</text:p>
      <text:p text:style-name="P2">1024 0.81</text:p>
      <text:p text:style-name="P2">1636 5.45</text:p>
      <text:p text:style-name="P2">2250 0.94</text:p>
      <text:p text:style-name="P2"/>
      <text:p text:style-name="P2">3 - M</text:p>
      <text:p text:style-name="P2">0504 5.32</text:p>
      <text:p text:style-name="P2">1118 1.07</text:p>
      <text:p text:style-name="P2">1734 5.19</text:p>
      <text:p text:style-name="P2">2349 1.19</text:p>
      <text:p text:style-name="P2"/>
      <text:p text:style-name="P2">4 - TU</text:p>
      <text:p text:style-name="P2">0606 5.07</text:p>
      <text:p text:style-name="P2">1222 1.30</text:p>
      <text:p text:style-name="P2">1840 4.97</text:p>
      <text:p text:style-name="P2"/>
      <text:p text:style-name="P2"/>
      <text:p text:style-name="P2">5 - W</text:p>
      <text:p text:style-name="P2">0058 1.39</text:p>
      <text:p text:style-name="P2">0716 4.90</text:p>
      <text:p text:style-name="P2">1336 1.44</text:p>
      <text:p text:style-name="P2">1953 4.87</text:p>
      <text:p text:style-name="P2"/>
      <text:p text:style-name="P2">6 - TH</text:p>
      <text:p text:style-name="P2">0215 1.45</text:p>
      <text:p text:style-name="P2">0830 4.87</text:p>
      <text:p text:style-name="P2">1453 1.43</text:p>
      <text:p text:style-name="P2">2105 4.91</text:p>
      <text:p text:style-name="P2"/>
      <text:p text:style-name="P2">7 - F</text:p>
      <text:p text:style-name="P2">0329 1.37</text:p>
      <text:p text:style-name="P2">0939 4.98</text:p>
      <text:p text:style-name="P2">1602 1.29</text:p>
      <text:p text:style-name="P2">2211 5.07</text:p>
      <text:p text:style-name="P2"/>
      <text:p text:style-name="P2">8 - SA</text:p>
      <text:p text:style-name="P2">0432 1.20</text:p>
      <text:p text:style-name="P2">1041 5.16</text:p>
      <text:p text:style-name="P2">1700 1.11</text:p>
      <text:p text:style-name="P2">2309 5.25</text:p>
      <text:p text:style-name="P2"/>
      <text:p text:style-name="P2">9 - SU</text:p>
      <text:p text:style-name="P2">0525 1.02</text:p>
      <text:p text:style-name="P2">1136 5.34</text:p>
      <text:p text:style-name="P2">1749 0.95</text:p>
      <text:p text:style-name="P2"/>
      <text:p text:style-name="P2"/>
      <text:p text:style-name="P2">10 - M</text:p>
      <text:p text:style-name="P2">0001 5.41</text:p>
      <text:p text:style-name="P2">0611 0.89</text:p>
      <text:p text:style-name="P2">1225 5.45</text:p>
      <text:p text:style-name="P2">1831 0.84</text:p>
      <text:p text:style-name="P2"/>
      <text:p text:style-name="P2">11 - TU</text:p>
      <text:p text:style-name="P2">0048 5.48</text:p>
      <text:p text:style-name="P2">0651 0.81</text:p>
      <text:p text:style-name="P2">1310 5.48</text:p>
      <text:p text:style-name="P2">1911 0.80</text:p>
      <text:p text:style-name="P2"/>
      <text:p text:style-name="P2">12 - W</text:p>
      <text:p text:style-name="P2">0132 5.46</text:p>
      <text:p text:style-name="P2">0729 0.81</text:p>
      <text:p text:style-name="P2">1352 5.42</text:p>
      <text:p text:style-name="P2">1948 0.83</text:p>
      <text:p text:style-name="P2"/>
      <text:p text:style-name="P2">13 - TH</text:p>
      <text:p text:style-name="P2">0212 5.36</text:p>
      <text:p text:style-name="P2">0806 0.87</text:p>
      <text:p text:style-name="P2">1432 5.28</text:p>
      <text:p text:style-name="P2">2024 0.93</text:p>
      <text:p text:style-name="P2"/>
      <text:p text:style-name="P2">14 - F</text:p>
      <text:p text:style-name="P2">0250 5.18</text:p>
      <text:p text:style-name="P2">0842 0.99</text:p>
      <text:p text:style-name="P2">1508 5.08</text:p>
      <text:p text:style-name="P2">2101 1.06</text:p>
      <text:p text:style-name="P2"/>
      <text:p text:style-name="P2">15 - SA</text:p>
      <text:p text:style-name="P2">0326 4.96</text:p>
      <text:p text:style-name="P2">0919 1.15</text:p>
      <text:p text:style-name="P2">1542 4.85</text:p>
      <text:p text:style-name="P2">2139 1.24</text:p>
      <text:p text:style-name="P2"/>
      <text:p text:style-name="P2">16 - SU</text:p>
      <text:p text:style-name="P2">0358 4.73</text:p>
      <text:p text:style-name="P2">0959 1.33</text:p>
      <text:p text:style-name="P2">1614 4.62</text:p>
      <text:p text:style-name="P2">2219 1.43</text:p>
      <text:p text:style-name="P2"/>
      <text:p text:style-name="P2">17 - M</text:p>
      <text:p text:style-name="P2">0430 4.52</text:p>
      <text:p text:style-name="P2">1041 1.53</text:p>
      <text:p text:style-name="P2">1646 4.43</text:p>
      <text:p text:style-name="P2">2303 1.62</text:p>
      <text:p text:style-name="P2"/>
      <text:p text:style-name="P2">18 - TU</text:p>
      <text:p text:style-name="P2">0504 4.34</text:p>
      <text:p text:style-name="P2">1128 1.71</text:p>
      <text:p text:style-name="P2">1724 4.27</text:p>
      <text:p text:style-name="P2">2354 1.79</text:p>
      <text:p text:style-name="P2"/>
      <text:p text:style-name="P2">19 - W</text:p>
      <text:p text:style-name="P2">0547 4.21</text:p>
      <text:p text:style-name="P2">1221 1.85</text:p>
      <text:p text:style-name="P2">1813 4.17</text:p>
      <text:p text:style-name="P2"/>
      <text:p text:style-name="P2"/>
      <text:p text:style-name="P2">20 - TH</text:p>
      <text:p text:style-name="P2">0051 1.90</text:p>
      <text:p text:style-name="P2">0642 4.14</text:p>
      <text:p text:style-name="P2">1323 1.92</text:p>
      <text:p text:style-name="P2">1914 4.13</text:p>
      <text:p text:style-name="P2"/>
      <text:p text:style-name="P2">21 - F</text:p>
      <text:p text:style-name="P2">0155 1.91</text:p>
      <text:p text:style-name="P2">0747 4.15</text:p>
      <text:p text:style-name="P2">1428 1.87</text:p>
      <text:p text:style-name="P2">2021 4.20</text:p>
      <text:p text:style-name="P2"/>
      <text:p text:style-name="P2">22 - SA</text:p>
      <text:p text:style-name="P2">0300 1.81</text:p>
      <text:p text:style-name="P2">0854 4.28</text:p>
      <text:p text:style-name="P2">1531 1.72</text:p>
      <text:p text:style-name="P2">2125 4.39</text:p>
      <text:p text:style-name="P2"/>
      <text:p text:style-name="P2">23 - SU</text:p>
      <text:p text:style-name="P2">0400 1.61</text:p>
      <text:p text:style-name="P2">0955 4.51</text:p>
      <text:p text:style-name="P2">1628 1.48</text:p>
      <text:p text:style-name="P2">2223 4.65</text:p>
      <text:p text:style-name="P2"/>
      <text:p text:style-name="P2">24 - M</text:p>
      <text:p text:style-name="P2">0455 1.35</text:p>
      <text:p text:style-name="P2">1049 4.80</text:p>
      <text:p text:style-name="P2">1720 1.21</text:p>
      <text:p text:style-name="P2">2314 4.96</text:p>
      <text:p text:style-name="P2"/>
      <text:p text:style-name="P2">25 - TU</text:p>
      <text:p text:style-name="P2">0545 1.08</text:p>
      <text:p text:style-name="P2">1139 5.11</text:p>
      <text:p text:style-name="P2">1808 0.95</text:p>
      <text:p text:style-name="P2"/>
      <text:p text:style-name="P2"/>
      <text:p text:style-name="P2">26 - W</text:p>
      <text:p text:style-name="P2">0003 5.25</text:p>
      <text:p text:style-name="P2">0631 0.83</text:p>
      <text:p text:style-name="P2">1227 5.39</text:p>
      <text:p text:style-name="P2">1854 0.73</text:p>
      <text:p text:style-name="P2"/>
      <text:p text:style-name="P2">27 - TH</text:p>
      <text:p text:style-name="P2">0050 5.51</text:p>
      <text:p text:style-name="P2">0716 0.64</text:p>
      <text:p text:style-name="P2">1313 5.62</text:p>
      <text:p text:style-name="P2">1938 0.57</text:p>
      <text:p text:style-name="P2"/>
      <text:p text:style-name="P2">28 - F</text:p>
      <text:p text:style-name="P2">0137 5.70</text:p>
      <text:p text:style-name="P2">0800 0.52</text:p>
      <text:p text:style-name="P2">1400 5.76</text:p>
      <text:p text:style-name="P2">2022 0.49</text:p>
      <text:p text:style-name="P2"/>
      <text:p text:style-name="P2">29 - SA</text:p>
      <text:p text:style-name="P2">0224 5.79</text:p>
      <text:p text:style-name="P2">0844 0.48</text:p>
      <text:p text:style-name="P2">1448 5.81</text:p>
      <text:p text:style-name="P2">2107 0.50</text:p>
      <text:p text:style-name="P2"/>
      <text:p text:style-name="P2">30 - SU</text:p>
      <text:p text:style-name="P2">0312 5.79</text:p>
      <text:p text:style-name="P2">0929 0.53</text:p>
      <text:p text:style-name="P2">1537 5.76</text:p>
      <text:p text:style-name="P2">2152 0.59</text:p>
      <text:p text:style-name="P2"/>
      <text:p text:style-name="P2">31 - M</text:p>
      <text:p text:style-name="P2">0402 5.70</text:p>
      <text:p text:style-name="P2">1016 0.66</text:p>
      <text:p text:style-name="P2">1628 5.62</text:p>
      <text:p text:style-name="P2">2241 0.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21bcf0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draw:fill="none" draw:fill-color="#729fcf" style:footnote-max-height="0cm"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Bridge Command Training Area 1 – Times and heights of high and low waters - 201<text:span text:style-name="MT1">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07:53:01.78</meta:creation-date>
    <dc:date>2018-11-07T16:43:38.485983104</dc:date>
    <meta:editing-duration>PT21H45M31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1795" meta:word-count="3957" meta:character-count="15194" meta:non-whitespace-character-count="13031"/>
  </office:meta>
</office:document-meta>
</file>